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3.096cm" style:rel-column-width="11530*"/>
    </style:style>
    <style:style style:name="Table15.B" style:family="table-column">
      <style:table-column-properties style:column-width="14.499cm" style:rel-column-width="5400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6" style:family="table">
      <style:table-properties style:width="14.764cm" fo:margin-left="0cm" fo:margin-right="2.826cm" table:align="margins"/>
    </style:style>
    <style:style style:name="Table16.A" style:family="table-column">
      <style:table-column-properties style:column-width="2.328cm" style:rel-column-width="10335*"/>
    </style:style>
    <style:style style:name="Table16.B" style:family="table-column">
      <style:table-column-properties style:column-width="12.435cm" style:rel-column-width="55200*"/>
    </style:style>
    <style:style style:name="Table16.1" style:family="table-row">
      <style:table-row-properties style:min-row-height="0.741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95cm" fo:margin-left="0cm" fo:margin-right="-0.005cm" table:align="margins"/>
    </style:style>
    <style:style style:name="Table17.A" style:family="table-column">
      <style:table-column-properties style:column-width="2.302cm" style:rel-column-width="8573*"/>
    </style:style>
    <style:style style:name="Table17.B" style:family="table-column">
      <style:table-column-properties style:column-width="15.293cm" style:rel-column-width="5696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8.573cm" style:rel-column-width="31929*"/>
    </style:style>
    <style:style style:name="Table18.B" style:family="table-column">
      <style:table-column-properties style:column-width="9.022cm" style:rel-column-width="33606*"/>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imes New Roman"/>
    </style:style>
    <style:style style:name="P36"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4"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5"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6" style:family="paragraph" style:parent-style-name="Text_20_body">
      <style:paragraph-properties fo:margin-left="0cm" fo:margin-right="0cm" fo:margin-top="0cm" fo:margin-bottom="0.212cm" fo:text-indent="0cm" style:auto-text-indent="false"/>
    </style:style>
    <style:style style:name="P47" style:family="paragraph" style:parent-style-name="Text_20_body" style:master-page-name="">
      <style:paragraph-properties fo:margin-left="0cm" fo:margin-right="0cm" fo:margin-top="0cm" fo:margin-bottom="0.212cm" fo:text-indent="0cm" style:auto-text-indent="false" style:page-number="auto"/>
    </style:style>
    <style:style style:name="P48"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9"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50" style:family="paragraph" style:parent-style-name="Text_20_body">
      <style:paragraph-properties fo:margin-left="0cm" fo:margin-right="0cm" fo:text-align="start" style:justify-single-word="false" fo:text-indent="0cm" style:auto-text-indent="false" style:text-autospace="none"/>
    </style:style>
    <style:style style:name="P51" style:family="paragraph" style:parent-style-name="Text_20_body">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52" style:family="paragraph" style:parent-style-name="Text_20_body">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53" style:family="paragraph" style:parent-style-name="Table_20_Contents">
      <style:paragraph-properties fo:text-align="start" style:justify-single-word="false"/>
      <style:text-properties fo:font-size="12pt" style:font-size-asian="12pt" style:font-size-complex="12pt"/>
    </style:style>
    <style:style style:name="P54" style:family="paragraph" style:parent-style-name="Table_20_Contents">
      <style:paragraph-properties fo:text-align="start" style:justify-single-word="false"/>
      <style:text-properties style:font-name="Cascadia Code" fo:font-size="10pt" style:font-size-asian="10pt" style:font-size-complex="10pt"/>
    </style:style>
    <style:style style:name="P55" style:family="paragraph" style:parent-style-name="Text_20_body">
      <style:paragraph-properties fo:break-before="page"/>
    </style:style>
    <style:style style:name="P56" style:family="paragraph" style:parent-style-name="Text_20_body">
      <style:paragraph-properties fo:break-before="page"/>
      <style:text-properties fo:color="#6666ff" style:font-name="Cascadia Code" fo:font-size="10pt" style:font-size-asian="10pt" style:font-size-complex="10pt"/>
    </style:style>
    <style:style style:name="P57" style:family="paragraph" style:parent-style-name="Text_20_body">
      <style:paragraph-properties fo:break-before="page"/>
      <style:text-properties fo:color="#6666ff" style:font-name="Cascadia Code" fo:font-size="8pt" style:font-size-asian="8pt" style:font-size-complex="8pt"/>
    </style:style>
    <style:style style:name="P58" style:family="paragraph" style:parent-style-name="Text_20_body">
      <style:paragraph-properties fo:break-before="page"/>
      <style:text-properties fo:color="#4444cc" style:font-name="Cascadia Code" fo:font-size="10pt" style:font-size-asian="10pt" style:font-size-complex="10pt"/>
    </style:style>
    <style:style style:name="P59" style:family="paragraph" style:parent-style-name="Standard">
      <style:paragraph-properties fo:break-before="page"/>
    </style:style>
    <style:style style:name="P60" style:family="paragraph" style:parent-style-name="Contents_20_Heading">
      <style:paragraph-properties fo:break-before="page"/>
    </style:style>
    <style:style style:name="P61"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2"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65" style:family="paragraph" style:parent-style-name="Text_20_body">
      <style:text-properties fo:color="#6666ff" style:font-name="Cascadia Code" fo:font-size="10pt" style:font-size-asian="10pt" style:font-size-complex="10pt"/>
    </style:style>
    <style:style style:name="P66"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67" style:family="paragraph" style:parent-style-name="Text_20_body">
      <style:text-properties fo:color="#6666ff" style:font-name="Cascadia Code" fo:font-size="9pt" style:font-size-asian="9pt" style:font-size-complex="9pt"/>
    </style:style>
    <style:style style:name="P68" style:family="paragraph" style:parent-style-name="Text_20_body">
      <style:text-properties fo:color="#6666ff" style:font-name="Cascadia Code" fo:font-size="8pt" style:font-size-asian="8pt" style:font-size-complex="8pt"/>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style:font-name="Times New Roman"/>
    </style:style>
    <style:style style:name="P71" style:family="paragraph" style:parent-style-name="Text_20_body">
      <style:text-properties style:font-name="Times New Roman" fo:font-size="12pt" fo:font-weight="normal" style:font-size-asian="12pt" style:font-weight-asian="normal" style:font-size-complex="12pt" style:font-weight-complex="normal"/>
    </style:style>
    <style:style style:name="P72" style:family="paragraph" style:parent-style-name="Text_20_body">
      <style:text-properties style:font-name="Times New Roman" fo:font-size="12pt" style:font-size-asian="12pt" style:font-size-complex="12pt"/>
    </style:style>
    <style:style style:name="P7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text-properties fo:font-size="11pt" style:font-size-asian="11pt" style:font-size-complex="11pt"/>
    </style:style>
    <style:style style:name="P75" style:family="paragraph" style:parent-style-name="Text_20_body">
      <style:text-properties fo:font-style="italic" style:font-style-asian="italic" style:font-style-complex="italic"/>
    </style:style>
    <style:style style:name="P76" style:family="paragraph" style:parent-style-name="Text_20_body">
      <style:text-properties fo:font-style="italic" style:text-underline-style="solid" style:text-underline-width="auto" style:text-underline-color="font-color" style:font-style-asian="italic" style:font-style-complex="italic"/>
    </style:style>
    <style:style style:name="P77" style:family="paragraph" style:parent-style-name="Text_20_body">
      <style:text-properties fo:font-size="10pt" style:font-size-asian="10pt" style:font-size-complex="10pt"/>
    </style:style>
    <style:style style:name="P78" style:family="paragraph" style:parent-style-name="Text_20_body">
      <style:text-properties fo:font-size="14pt" style:font-size-asian="14pt" style:font-size-complex="14pt"/>
    </style:style>
    <style:style style:name="P79" style:family="paragraph" style:parent-style-name="Text_20_body">
      <style:text-properties style:font-name="Cascadia Code" fo:font-size="8pt" style:font-size-asian="8pt" style:font-size-complex="8pt"/>
    </style:style>
    <style:style style:name="P80"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81" style:family="paragraph" style:parent-style-name="Text_20_body">
      <style:text-properties fo:color="#4444cc" style:font-name="Cascadia Code" fo:font-size="10pt" style:font-size-asian="10pt" style:font-size-complex="10pt"/>
    </style:style>
    <style:style style:name="P82" style:family="paragraph" style:parent-style-name="Text_20_body">
      <style:text-properties fo:color="#4444cc" style:font-name="Cascadia Code" fo:font-size="10pt" style:text-underline-style="none" style:font-size-asian="10pt" style:font-size-complex="10pt"/>
    </style:style>
    <style:style style:name="P83" style:family="paragraph" style:parent-style-name="Text_20_body">
      <style:text-properties fo:color="#4444cc" style:font-name="Cascadia Code" fo:font-size="10pt" style:text-underline-style="solid" style:text-underline-width="auto" style:text-underline-color="font-color" style:font-size-asian="10pt" style:font-size-complex="10pt"/>
    </style:style>
    <style:style style:name="P84" style:family="paragraph" style:parent-style-name="Text_20_body">
      <style:text-properties style:use-window-font-color="true" style:font-name="Times New Roman" fo:font-size="12pt" style:font-size-asian="12pt" style:font-size-complex="12pt"/>
    </style:style>
    <style:style style:name="P85" style:family="paragraph" style:parent-style-name="Text_20_body">
      <style:text-properties style:use-window-font-color="true" style:font-name="Times New Roman" fo:font-size="12pt" style:text-underline-style="none" style:font-size-asian="12pt" style:font-size-complex="12pt"/>
    </style:style>
    <style:style style:name="P86" style:family="paragraph" style:parent-style-name="Text_20_body">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88"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89" style:family="paragraph" style:parent-style-name="Standard">
      <style:paragraph-properties fo:text-align="start" style:justify-single-word="false" style:text-autospace="none"/>
      <style:text-properties fo:color="#000000" fo:font-size="12pt" style:font-size-asian="12pt" style:font-size-complex="12pt"/>
    </style:style>
    <style:style style:name="P90"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91" style:family="paragraph" style:parent-style-name="Standard">
      <style:text-properties fo:color="#6666ff" style:font-name="Cascadia Code" fo:font-size="9pt" style:font-size-asian="9pt" style:font-size-complex="9pt"/>
    </style:style>
    <style:style style:name="P92" style:family="paragraph" style:parent-style-name="Standard">
      <style:text-properties fo:color="#6666ff" style:font-name="Cascadia Code" fo:font-size="10pt" style:font-size-asian="10pt" style:font-size-complex="10pt"/>
    </style:style>
    <style:style style:name="P93" style:family="paragraph" style:parent-style-name="Standard">
      <style:text-properties fo:color="#6666ff" style:font-name="Cascadia Code" fo:font-size="8pt" style:font-size-asian="8pt" style:font-size-complex="8pt"/>
    </style:style>
    <style:style style:name="P94" style:family="paragraph" style:parent-style-name="Standard">
      <style:text-properties fo:font-style="italic" style:text-underline-style="solid" style:text-underline-width="auto" style:text-underline-color="font-color" style:font-style-asian="italic" style:font-style-complex="italic"/>
    </style:style>
    <style:style style:name="P95" style:family="paragraph" style:parent-style-name="Text_20_body">
      <style:paragraph-properties fo:padding="0.074cm" fo:border-left="none" fo:border-right="none" fo:border-top="none" fo:border-bottom="0.035cm solid #000000" style:join-border="false"/>
    </style:style>
    <style:style style:name="P96" style:family="paragraph" style:parent-style-name="Contents_20_2">
      <style:paragraph-properties>
        <style:tab-stops>
          <style:tab-stop style:position="17.09cm" style:type="right" style:leader-style="dotted" style:leader-text="."/>
        </style:tab-stops>
      </style:paragraph-properties>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3">
      <style:paragraph-properties>
        <style:tab-stops>
          <style:tab-stop style:position="16.591cm" style:type="right" style:leader-style="dotted" style:leader-text="."/>
        </style:tab-stops>
      </style:paragraph-properties>
    </style:style>
    <style:style style:name="P99" style:family="paragraph" style:parent-style-name="Contents_20_4">
      <style:paragraph-properties>
        <style:tab-stops>
          <style:tab-stop style:position="16.092cm" style:type="right" style:leader-style="dotted" style:leader-text="."/>
        </style:tab-stops>
      </style:paragraph-properties>
    </style:style>
    <style:style style:name="P100" style:family="paragraph" style:parent-style-name="Contents_20_5">
      <style:paragraph-properties>
        <style:tab-stops>
          <style:tab-stop style:position="15.593cm" style:type="right" style:leader-style="dotted" style:leader-text="."/>
        </style:tab-stops>
      </style:paragraph-properties>
    </style:style>
    <style:style style:name="P101" style:family="paragraph" style:parent-style-name="Heading_20_1">
      <style:text-properties fo:font-size="36pt" style:font-size-asian="36pt" style:font-size-complex="36pt"/>
    </style:style>
    <style:style style:name="P102" style:family="paragraph" style:parent-style-name="Heading_20_1">
      <style:text-properties fo:font-size="36pt" style:text-underline-style="none" style:font-size-asian="36pt" style:font-size-complex="36pt"/>
    </style:style>
    <style:style style:name="P103" style:family="paragraph" style:parent-style-name="Heading_20_1">
      <style:text-properties fo:font-size="32pt" style:font-size-asian="32pt" style:font-size-complex="32pt"/>
    </style:style>
    <style:style style:name="P104" style:family="paragraph" style:parent-style-name="Heading_20_1">
      <style:paragraph-properties fo:break-before="page"/>
      <style:text-properties fo:font-size="36pt" style:text-underline-style="none" style:font-size-asian="36pt" style:font-size-complex="36pt"/>
    </style:style>
    <style:style style:name="P105" style:family="paragraph" style:parent-style-name="Heading_20_1">
      <style:paragraph-properties fo:break-before="page"/>
      <style:text-properties fo:font-size="32pt" style:font-size-asian="32pt" style:font-size-complex="32pt"/>
    </style:style>
    <style:style style:name="P106" style:family="paragraph" style:parent-style-name="Heading_20_2">
      <style:text-properties fo:font-size="24pt" style:font-size-asian="24pt" style:font-size-complex="24pt"/>
    </style:style>
    <style:style style:name="P107" style:family="paragraph" style:parent-style-name="Heading_20_2">
      <style:text-properties fo:color="#172f47" fo:font-weight="bold" style:font-weight-asian="bold" style:font-weight-complex="bold"/>
    </style:style>
    <style:style style:name="P108" style:family="paragraph" style:parent-style-name="Heading_20_2">
      <style:text-properties fo:font-style="normal" fo:font-weight="normal" style:font-style-asian="normal" style:font-weight-asian="normal" style:font-style-complex="normal" style:font-weight-complex="normal"/>
    </style:style>
    <style:style style:name="P109" style:family="paragraph" style:parent-style-name="Heading_20_2">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110" style:family="paragraph" style:parent-style-name="Heading_20_2">
      <style:paragraph-properties fo:break-before="page"/>
    </style:style>
    <style:style style:name="P111" style:family="paragraph" style:parent-style-name="Heading_20_3">
      <style:text-properties fo:font-weight="normal" style:font-weight-asian="normal" style:font-weight-complex="normal"/>
    </style:style>
    <style:style style:name="P112" style:family="paragraph" style:parent-style-name="Heading_20_3">
      <style:text-properties style:text-underline-style="none" fo:font-weight="normal" style:font-weight-asian="normal" style:font-weight-complex="normal"/>
    </style:style>
    <style:style style:name="P113" style:family="paragraph" style:parent-style-name="Heading_20_3">
      <style:paragraph-properties fo:text-align="start" style:justify-single-word="false"/>
    </style:style>
    <style:style style:name="P114" style:family="paragraph" style:parent-style-name="Heading_20_3">
      <style:text-properties style:font-name="Times New Roman"/>
    </style:style>
    <style:style style:name="P115" style:family="paragraph" style:parent-style-name="Heading_20_3">
      <style:text-properties style:font-name="Cascadia Code" fo:font-size="11pt" fo:font-weight="bold" style:font-size-asian="11pt" style:font-weight-asian="bold" style:font-size-complex="11pt" style:font-weight-complex="bold"/>
    </style:style>
    <style:style style:name="P116"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117" style:family="paragraph" style:parent-style-name="Heading_20_3">
      <style:text-properties style:font-name="Cascadia Code" fo:font-size="11pt" style:font-size-asian="11pt" style:font-size-complex="11pt"/>
    </style:style>
    <style:style style:name="P118" style:family="paragraph" style:parent-style-name="Heading_20_3">
      <style:paragraph-properties fo:break-before="page"/>
    </style:style>
    <style:style style:name="P119"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120"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121"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122"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123"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124" style:family="paragraph" style:parent-style-name="Table_20_Contents">
      <style:paragraph-properties fo:text-align="start" style:justify-single-word="false"/>
      <style:text-properties fo:font-size="12pt" style:font-size-asian="12pt" style:font-size-complex="12pt"/>
    </style:style>
    <style:style style:name="P125" style:family="paragraph" style:parent-style-name="Heading_20_4">
      <style:text-properties fo:font-style="normal" fo:font-weight="normal" style:font-style-asian="normal" style:font-weight-asian="normal" style:font-style-complex="normal" style:font-weight-complex="normal"/>
    </style:style>
    <style:style style:name="P126"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27" style:family="paragraph" style:parent-style-name="Heading_20_4">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128"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list-style-name="L8"/>
    <style:style style:name="P132" style:family="paragraph" style:parent-style-name="Text_20_body" style:list-style-name="L9"/>
    <style:style style:name="P133" style:family="paragraph" style:parent-style-name="Text_20_body" style:list-style-name="L10">
      <style:text-properties style:font-name="Times New Roman" fo:font-size="12pt" style:font-size-asian="12pt" style:font-size-complex="12pt"/>
    </style:style>
    <style:style style:name="P134" style:family="paragraph" style:parent-style-name="Text_20_body" style:list-style-name="L11">
      <style:text-properties fo:font-size="12pt" style:font-size-asian="12pt" style:font-size-complex="12pt"/>
    </style:style>
    <style:style style:name="P135" style:family="paragraph" style:parent-style-name="Text_20_body">
      <style:text-properties style:font-name="Cascadia Cod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6666ff" style:font-name="Cascadia Code" fo:font-size="12pt" style:font-size-asian="12pt" style:font-size-complex="12pt"/>
    </style:style>
    <style:style style:name="T16"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7" style:family="text">
      <style:text-properties fo:color="#ff3333"/>
    </style:style>
    <style:style style:name="T18" style:family="text">
      <style:text-properties fo:color="#ff3333" fo:font-weight="bold" style:font-weight-asian="bold" style:font-weight-complex="bold"/>
    </style:style>
    <style:style style:name="T19"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20" style:family="text">
      <style:text-properties fo:color="#7f0055" style:font-name="Cascadia Code" fo:font-size="11pt" fo:font-weight="bold" style:font-size-asian="11pt" style:font-weight-asian="bold" style:font-size-complex="11pt" style:font-weight-complex="bold"/>
    </style:style>
    <style:style style:name="T21" style:family="text">
      <style:text-properties fo:font-variant="normal" fo:text-transform="none" fo:color="#1f2328" style:font-name="Times New Roman" fo:font-size="12pt" fo:letter-spacing="normal" fo:font-style="normal" fo:font-weight="normal"/>
    </style:style>
    <style:style style:name="T22" style:family="text">
      <style:text-properties style:font-name="Times New Roman"/>
    </style:style>
    <style:style style:name="T23" style:family="text">
      <style:text-properties fo:color="#4444cc" style:font-name="Cascadia Code"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87"/>
      <text:p text:style-name="P87"/>
      <text:p text:style-name="P61"/>
      <text:p text:style-name="P87">ztachip </text:p>
      <text:p text:style-name="P87">Programmer's Guide</text:p>
      <text:p text:style-name="P61">v2.1</text:p>
      <text:p text:style-name="P62"/>
      <text:p text:style-name="P80">Author: Vuong Nguyen</text:p>
      <text:p text:style-name="P80">https://github.com/ztachip/ztachip</text:p>
      <text:p text:style-name="P80">vuongdnguyen@hotmail.com</text:p>
      <text:p text:style-name="P62"/>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Table of Contents</text:p>
          </text:index-title>
          <text:p text:style-name="P97">1-Introduction<text:tab/>5</text:p>
          <text:p text:style-name="P96">1.1tensor programs<text:tab/>5</text:p>
          <text:p text:style-name="P96">1.2pcore programs<text:tab/>6</text:p>
          <text:p text:style-name="P96">1.3Compare ztachip DSL with traditional programming<text:tab/>6</text:p>
          <text:p text:style-name="P97">2-TENSOR PROGRAMS<text:tab/>8</text:p>
          <text:p text:style-name="P96">2.1Tensor data object definition<text:tab/>9</text:p>
          <text:p text:style-name="P98">2.1.1Tensor data objects in DDR memory space<text:tab/>10</text:p>
          <text:p text:style-name="P99">2.1.1.1Example 1<text:tab/>10</text:p>
          <text:p text:style-name="P99">2.1.1.2Example 2<text:tab/>10</text:p>
          <text:p text:style-name="P99">2.1.1.3Example 3<text:tab/>10</text:p>
          <text:p text:style-name="P99">2.1.1.4Example 4<text:tab/>10</text:p>
          <text:p text:style-name="P98">2.1.2Tensor data objects in PCORE private memory space<text:tab/>11</text:p>
          <text:p text:style-name="P99">2.1.2.1Example 1<text:tab/>11</text:p>
          <text:p text:style-name="P99">2.1.2.2Example 2<text:tab/>11</text:p>
          <text:p text:style-name="P98">2.1.3Tensor data objects in p-core shared memory space<text:tab/>12</text:p>
          <text:p text:style-name="P99">2.1.3.1Example 1<text:tab/>12</text:p>
          <text:p text:style-name="P98">2.1.4Tensor data objects in SCRATCH memory space<text:tab/>12</text:p>
          <text:p text:style-name="P96">2.2Tensor variables.<text:tab/>14</text:p>
          <text:p text:style-name="P98">2.2.1Tensor variables - example 1<text:tab/>14</text:p>
          <text:p text:style-name="P98">2.2.2Tensor variables – example 2<text:tab/>14</text:p>
          <text:p text:style-name="P96">2.3Tensor data transfer instructions<text:tab/>15</text:p>
          <text:p text:style-name="P98">2.3.1Tensor data transfer from DDR to PCORE private memory space<text:tab/>15</text:p>
          <text:p text:style-name="P98">2.3.2Tensor data transfer from DDR to PCORE shared memory space.<text:tab/>15</text:p>
          <text:p text:style-name="P98">2.3.3Tensor data transfer from DDR to tensor operator's parameters<text:tab/>16</text:p>
          <text:p text:style-name="P98">2.3.4Tensor data transfer from tensor operator's parameters to DDR<text:tab/>16</text:p>
          <text:p text:style-name="P98">2.3.5Tensor data transfer from DDR to SCRATCH<text:tab/>17</text:p>
          <text:p text:style-name="P98">2.3.6Tensor data transfer from SCRATCH to DDR<text:tab/>17</text:p>
          <text:p text:style-name="P98">2.3.7Tensor data transfer from SCRATCH to DDR<text:tab/>17</text:p>
          <text:p text:style-name="P98">2.3.8Setting tensor operator's global parameters<text:tab/>17</text:p>
          <text:p text:style-name="P98">2.3.9Broadcast transfer to PCORE memory space.<text:tab/>17</text:p>
          <text:p text:style-name="P99">2.3.9.1Example<text:tab/>17</text:p>
          <text:p text:style-name="P98">2.3.10Multi-cast transfer to PCORE memory space.<text:tab/>17</text:p>
          <text:p text:style-name="P99">2.3.10.1Example 1<text:tab/>17</text:p>
          <text:p text:style-name="P99">2.3.10.2Example 2<text:tab/>18</text:p>
          <text:p text:style-name="P98">2.3.11Tensor reshaping<text:tab/>18</text:p>
          <text:p text:style-name="P98">2.3.12Setting Out-of-bound access values<text:tab/>18</text:p>
          <text:p text:style-name="P98">2.3.13Dimension casting<text:tab/>18</text:p>
          <text:p text:style-name="P98">2.3.14Data reordering<text:tab/>19</text:p>
          <text:p text:style-name="P98">2.3.15Concurrent transfer<text:tab/>20</text:p>
          <text:p text:style-name="P99">2.3.15.1 Tensor concurrent transfer – scenario 1.<text:tab/>20</text:p>
          <text:p text:style-name="P99">2.3.15.2 Tensor concurrent transfer – scenario 2<text:tab/>22</text:p>
          <text:p text:style-name="P98">2.3.16Tensor transfer with boundary check disabled.<text:tab/>22</text:p>
          <text:p text:style-name="P98">2.3.17Tensor transfer with overlay dimension<text:tab/>23</text:p>
          <text:p text:style-name="P99">2.3.17.1 Tensor transfer with overlapped dimension - Example 1<text:tab/>23</text:p>
          <text:p text:style-name="P99">2.3.17.2 Tensor transfer with overlapped dimension - Example 2<text:tab/>23</text:p>
          <text:p text:style-name="P98">2.3.18Tensor padding values<text:tab/>23</text:p>
          <text:p text:style-name="P98"><text:soft-page-break/>2.3.19Tensor transfer data types<text:tab/>24</text:p>
          <text:p text:style-name="P98">2.3.20 Tensor data transfer in REPEAT mode<text:tab/>24</text:p>
          <text:p text:style-name="P98">2.3.21 Tensor data remap<text:tab/>24</text:p>
          <text:p text:style-name="P99">2.3.21.1 Tensor data remap – Example 1<text:tab/>25</text:p>
          <text:p text:style-name="P99">2.3.21.2 Tensor data remap – Example 2<text:tab/>25</text:p>
          <text:p text:style-name="P98">2.3.22 BARRIER<text:tab/>26</text:p>
          <text:p text:style-name="P98">2.3.23 LATEST<text:tab/>26</text:p>
          <text:p text:style-name="P98">2.3.24 CONSTANT FILLER<text:tab/>26</text:p>
          <text:p text:style-name="P96">2.4Tensor operator execution<text:tab/>27</text:p>
          <text:p text:style-name="P98">2.4.1Tensor operator syntax<text:tab/>27</text:p>
          <text:p text:style-name="P96"><text:s/><text:tab/>27</text:p>
          <text:p text:style-name="P96">2.5 FPU operators<text:tab/>28</text:p>
          <text:p text:style-name="P98">2.5.1FPU operators definitions<text:tab/>28</text:p>
          <text:p text:style-name="P99">2.5.1.1General syntax<text:tab/>28</text:p>
          <text:p text:style-name="P99">2.5.1.2FPU.MAC<text:tab/>29</text:p>
          <text:p text:style-name="P100">2.5.1.2.1FPU.MAC.ABS<text:tab/>29</text:p>
          <text:p text:style-name="P100">2.5.1.2.2FPU.MAC.FLOOR<text:tab/>29</text:p>
          <text:p text:style-name="P99">2.5.1.3FPU.RECIPROCAL<text:tab/>29</text:p>
          <text:p text:style-name="P99">2.5.1.4FPU.EXP<text:tab/>30</text:p>
          <text:p text:style-name="P99">2.5.1.5FPU.FMA<text:tab/>30</text:p>
          <text:p text:style-name="P99">2.5.1.6FPU.SUM<text:tab/>30</text:p>
          <text:p text:style-name="P99">2.5.1.7FPU.MAX<text:tab/>30</text:p>
          <text:p text:style-name="P100">2.5.1.7.1FPU.MAX by group<text:tab/>30</text:p>
          <text:p text:style-name="P98">2.5.2FPU memory-access/execution overlay <text:tab/>31</text:p>
          <text:p text:style-name="P98">2.5.3FPU grouping<text:tab/>31</text:p>
          <text:p text:style-name="P99">2.5.3.1Dynamic grouping<text:tab/>33</text:p>
          <text:p text:style-name="P96">2.6 HOST <text:s/>SUPPORTING FUNCTIONS<text:tab/>34</text:p>
          <text:p text:style-name="P98">2.6.1void ztaInit()<text:tab/>34</text:p>
          <text:p text:style-name="P98">2.6.2void ztaDualHartExecute(void(*func)(void *,int),void *pparm)<text:tab/>34</text:p>
          <text:p text:style-name="P98">2.6.3 void ztaTaskYield()<text:tab/>34</text:p>
          <text:p text:style-name="P98">2.6.4uint32_t ztaBuildKernelFunc(uint32_t _func,int num_pcore,int num_tid)<text:tab/>35</text:p>
          <text:p text:style-name="P98">2.6.5void *ztaAllocSharedMem(int _size)<text:tab/>35</text:p>
          <text:p text:style-name="P98">2.6.6void *ztaFreeSharedMem(void *p)<text:tab/>35</text:p>
          <text:p text:style-name="P98">2.6.7void *ztaBuildSpuBundle(int numSpuImg,...) <text:tab/>35</text:p>
          <text:p text:style-name="P99">2.6.7.1Example of building data-remap table.<text:tab/>36</text:p>
          <text:p text:style-name="P98">2.6.8void ztaInitPcore(uint16_t *_image)<text:tab/>37</text:p>
          <text:p text:style-name="P98">2.6.9void ztaInitStream(uint16_t *_spu)<text:tab/>37</text:p>
          <text:p text:style-name="P98">2.6.10void ztaJobDone(unsigned int job_id)<text:tab/>37</text:p>
          <text:p text:style-name="P98">2.6.11bool ztaReadResponse(uint32_t *resp)<text:tab/>38</text:p>
          <text:p text:style-name="P97">3-PCORE PROGRAMS<text:tab/>39</text:p>
          <text:p text:style-name="P96">3.1VLIW instructions<text:tab/>39</text:p>
          <text:p text:style-name="P98">3.1.1vector operations<text:tab/>39</text:p>
          <text:p text:style-name="P98">3.1.2scalar operations<text:tab/>40</text:p>
          <text:p text:style-name="P98">3.1.3control operations<text:tab/>40</text:p>
          <text:p text:style-name="P96">3.2General syntax<text:tab/>40</text:p>
          <text:p text:style-name="P96">3.3Class declaration<text:tab/>41</text:p>
          <text:p text:style-name="P96">3.4Memory layout<text:tab/>41</text:p>
          <text:p text:style-name="P96">3.5Tensor variables<text:tab/>41</text:p>
          <text:p text:style-name="P98">3.5.1Data types<text:tab/>42</text:p>
          <text:p text:style-name="P99"><text:soft-page-break/>3.5.1.1int16<text:tab/>42</text:p>
          <text:p text:style-name="P99">3.5.1.2vint16<text:tab/>42</text:p>
          <text:p text:style-name="P99">3.5.1.3int32<text:tab/>42</text:p>
          <text:p text:style-name="P99">3.5.1.4vint32<text:tab/>42</text:p>
          <text:p text:style-name="P99">3.5.1.5int<text:tab/>42</text:p>
          <text:p text:style-name="P99">3.5.1.6int16 *<text:tab/>42</text:p>
          <text:p text:style-name="P99">3.5.1.7vint16 *<text:tab/>43</text:p>
          <text:p text:style-name="P98">3.5.2Variable types<text:tab/>43</text:p>
          <text:p text:style-name="P99">3.5.2.1Private variables<text:tab/>43</text:p>
          <text:p text:style-name="P99">3.5.2.2Shared variables<text:tab/>43</text:p>
          <text:p text:style-name="P99">3.5.2.3Parameter variables<text:tab/>44</text:p>
          <text:p text:style-name="P99">3.5.2.4Global variables<text:tab/>45</text:p>
          <text:p text:style-name="P96">3.6Tensor operators<text:tab/>46</text:p>
          <text:p text:style-name="P96">3.7_VMASK<text:tab/>46</text:p>
          <text:p text:style-name="P96">3.8COMPARISON OPERATORS<text:tab/>47</text:p>
          <text:p text:style-name="P98">3.8.1GE(v1,v2)<text:tab/>47</text:p>
          <text:p text:style-name="P98">3.8.2GT(v1,v2)<text:tab/>47</text:p>
          <text:p text:style-name="P98">3.8.3LE(v1,v2)<text:tab/>48</text:p>
          <text:p text:style-name="P98">3.8.4LT(v1,v2)<text:tab/>48</text:p>
          <text:p text:style-name="P98">3.8.5EQ(v1,v2)<text:tab/>48</text:p>
          <text:p text:style-name="P98">3.8.6NE(v1,v2)<text:tab/>49</text:p>
          <text:p text:style-name="P97">4-DEBUGGING <text:tab/>50</text:p>
          <text:p text:style-name="P97">5-BUILD PROCEDURES<text:tab/>51</text:p>
          <text:p text:style-name="P96">5.1Example<text:tab/>51</text:p>
          <text:p text:style-name="P97">6-EXAMPLES<text:tab/>52</text:p>
          <text:p text:style-name="P96">6.1Basic example<text:tab/>53</text:p>
          <text:p text:style-name="P98">6.1.1Tensor program code (example.m)<text:tab/>53</text:p>
          <text:p text:style-name="P98">6.1.2pcore program code (example.p)<text:tab/>54</text:p>
          <text:p text:style-name="P96">6.2Example running dual tensor-threads<text:tab/>55</text:p>
          <text:p text:style-name="P98">6.2.1example.m<text:tab/>55</text:p>
          <text:p text:style-name="P98">6.2.2pcore program code (example.p)<text:tab/>56</text:p>
          <text:p text:style-name="P96">6.3Example of using tensor data-remap function.<text:tab/>57</text:p>
          <text:p text:style-name="P98">6.3.1Tensor program code (example.m)<text:tab/>57</text:p>
          <text:p text:style-name="P98">6.3.2pcore program code (example.p)<text:tab/>58</text:p>
          <text:p text:style-name="P96">6.4More examples<text:tab/>59</text:p>
        </text:index-body>
      </text:table-of-content>
      <text:p text:style-name="List_20_Contents"/>
      <text:p text:style-name="P44"/>
      <text:h text:style-name="P101" text:outline-level="1">-Introduction</text:h>
      <text:p text:style-name="P95"/>
      <text:p text:style-name="P77"/>
      <text:p text:style-name="P7">Domain-Specific-Architecture (DSA) is a general trend in computing research in-order to keep up with the future computing demand fuelled by the exponential growth of AI.</text:p>
      <text:p text:style-name="P33"/>
      <text:p text:style-name="P7">With DSA, the goal is to define a domain of applications where a special computing architecture will be more efficient compared to a more general-purpose computing architecture.</text:p>
      <text:p text:style-name="P33"/>
      <text:p text:style-name="P7">ztachip domain are applications that can be expressed as a sequential steps of tensor operations. There are 2 primary types of tensor operations defined:</text:p>
      <text:p text:style-name="P7"/>
      <text:list xml:id="list8327779415780322789" text:style-name="L1">
        <text:list-item>
          <text:p text:style-name="P119">Tensor data operations: Involving tensor operations such as tensor data copy, tensor transpose, dimensions resize, data remapping...</text:p>
        </text:list-item>
      </text:list>
      <text:p text:style-name="P88"/>
      <text:list xml:id="list41400923" text:continue-numbering="true" text:style-name="L1">
        <text:list-item>
          <text:p text:style-name="P119">Tensor operator operations: Performing computational tasks on a set of tensors.</text:p>
        </text:list-item>
      </text:list>
      <text:p text:style-name="P90"/>
      <text:p text:style-name="P7">But to be productive, DSA would also require a Special-Domain-Language (DSL) to abstract away the</text:p>
      <text:p text:style-name="P7">complexities of DSA. </text:p>
      <text:p text:style-name="P33"/>
      <text:p text:style-name="P7">The goal for DSL is to provide a programming language that is:</text:p>
      <text:list xml:id="list7776304166292646283" text:style-name="L2">
        <text:list-item>
          <text:p text:style-name="P120">Easy to use and learn.</text:p>
        </text:list-item>
      </text:list>
      <text:p text:style-name="P88"/>
      <text:list xml:id="list41418491" text:continue-numbering="true" text:style-name="L2">
        <text:list-item>
          <text:p text:style-name="P120">The language hides the complexity of hardware implementation from software users.</text:p>
        </text:list-item>
      </text:list>
      <text:p text:style-name="P88"/>
      <text:list xml:id="list41428329" text:continue-numbering="true" text:style-name="L2">
        <text:list-item>
          <text:p text:style-name="P120">Flexible enough to cover as wide range of applications as possible.</text:p>
        </text:list-item>
      </text:list>
      <text:p text:style-name="P90"/>
      <text:p text:style-name="P7">ztachip's DSL is composed of 2 elements:</text:p>
      <text:p text:style-name="P7"><text:s/></text:p>
      <text:list xml:id="list7676009694983931635" text:style-name="L3">
        <text:list-item>
          <text:p text:style-name="P121">tensor programs</text:p>
        </text:list-item>
      </text:list>
      <text:p text:style-name="P88"/>
      <text:list xml:id="list41430066" text:continue-numbering="true" text:style-name="L3">
        <text:list-item>
          <text:p text:style-name="P121">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3"/>
      <text:p text:style-name="P7">Tensor programs have suffix *.m</text:p>
      <text:p text:style-name="P33"/>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level tensor instructions. Computational tasks are presented as tensor operators that will be defined later by pcore programs.</text:p>
      <text:p text:style-name="P33"/>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3"/>
      <text:p text:style-name="P7">pcore programs are executed on an array of ztachip's proprietary VLIW processors called p-cores. VLIW stands for very-long-instruction-word where each instruction can perform many operations at the same time.</text:p>
      <text:p text:style-name="P33"/>
      <text:p text:style-name="P7">pcore programs are files with suffix *.p</text:p>
      <text:p text:style-name="P33"/>
      <text:p text:style-name="P7">pcore programs are multi-threaded with 16 threads. These threads are hardware-based threads without overhead and dispatched in a round-robin fashion. We call these threads to be p-threads.</text:p>
      <text:p text:style-name="P33"/>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3"/>
      <text:p text:style-name="P33">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3"/>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3"/>
      <text:p text:style-name="P33"/>
      <text:p text:style-name="P44"/>
      <text:h text:style-name="P102" text:outline-level="1">-TENSOR PROGRAMS</text:h>
      <text:p text:style-name="P95"/>
      <text:p text:style-name="P77"/>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9117131192879771634" text:style-name="L4">
        <text:list-item>
          <text:p text:style-name="P122">tensor memory operations such as data copy, resize, reshape...</text:p>
          <text:p text:style-name="P122"/>
        </text:list-item>
        <text:list-item>
          <text:p text:style-name="P122">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30"/>
      <text:p text:style-name="P44"/>
      <text:h text:style-name="P106"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nother tensor object. Sub-tensors are defined by specifying index ranges of tensor dimensions. </text:p>
      <text:p text:style-name="P5"/>
      <text:p text:style-name="P5">Tensors can be resided in </text:p>
      <text:p text:style-name="P5"/>
      <text:list xml:id="list3514676003848211247" text:style-name="L5">
        <text:list-item>
          <text:p text:style-name="P123">p-core private memory space. In this space, each of p-core's 16 p-threads has its own private memory.</text:p>
          <text:p text:style-name="P123"/>
        </text:list-item>
        <text:list-item>
          <text:p text:style-name="P123">p-core shared memory space. In this space, all of p-core's 16 p-threads shared the same memory space.</text:p>
          <text:p text:style-name="P123"/>
        </text:list-item>
        <text:list-item>
          <text:p text:style-name="P123">p-core memory space is further partitioned into 2 separate spaces with each space assigned to each of the two t-threads from tensor-core.</text:p>
          <text:p text:style-name="P123"/>
        </text:list-item>
        <text:list-item>
          <text:p text:style-name="P123">external DDR memory space.</text:p>
          <text:p text:style-name="P123"/>
        </text:list-item>
        <text:list-item>
          <text:p text:style-name="P123">SCRATCH space. This is similar to L2 cache in traditional CPU architecture.</text:p>
        </text:list-item>
      </text:list>
      <text:p text:style-name="P89"/>
      <text:p text:style-name="P89"/>
      <text:p text:style-name="P30"/>
      <text:p text:style-name="P44"/>
      <text:h text:style-name="Heading_20_3" text:outline-level="3">Tensor data objects in DDR memory space</text:h>
      <text:p text:style-name="P1"/>
      <text:p text:style-name="P5">External DDR tensor has the syntax below. It specifies a tensor as a sub-tensor of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53">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53">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53">start</text:p>
          </table:table-cell>
          <table:table-cell table:style-name="Table1.B2" office:value-type="string">
            <text:p text:style-name="P5">starting index of dimension range.</text:p>
          </table:table-cell>
        </table:table-row>
        <table:table-row>
          <table:table-cell table:style-name="Table1.A2" office:value-type="string">
            <text:p text:style-name="P53">stride</text:p>
          </table:table-cell>
          <table:table-cell table:style-name="Table1.B2" office:value-type="string">
            <text:p text:style-name="P5">stride of the dimension range.</text:p>
          </table:table-cell>
        </table:table-row>
        <table:table-row>
          <table:table-cell table:style-name="Table1.A2" office:value-type="string">
            <text:p text:style-name="P53">end</text:p>
          </table:table-cell>
          <table:table-cell table:style-name="Table1.B2" office:value-type="string">
            <text:p text:style-name="P5">ending index of dimension range.</text:p>
          </table:table-cell>
        </table:table-row>
      </table:table>
      <text:p text:style-name="P1"/>
      <text:p text:style-name="P1"/>
      <text:h text:style-name="P125"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25"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25"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25"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53">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53">start</text:p>
          </table:table-cell>
          <table:table-cell table:style-name="Table2.B2" office:value-type="string">
            <text:p text:style-name="P5">starting index of dimension range. </text:p>
          </table:table-cell>
        </table:table-row>
        <table:table-row>
          <table:table-cell table:style-name="Table2.A2" office:value-type="string">
            <text:p text:style-name="P53">stride</text:p>
          </table:table-cell>
          <table:table-cell table:style-name="Table2.B2" office:value-type="string">
            <text:p text:style-name="P5">stride of the dimension range.</text:p>
          </table:table-cell>
        </table:table-row>
        <table:table-row>
          <table:table-cell table:style-name="Table2.A2" office:value-type="string">
            <text:p text:style-name="P53">end</text:p>
          </table:table-cell>
          <table:table-cell table:style-name="Table2.B2" office:value-type="string">
            <text:p text:style-name="P5">ending index of dimension range.</text:p>
          </table:table-cell>
        </table:table-row>
        <table:table-row>
          <table:table-cell table:style-name="Table2.A2" office:value-type="string">
            <text:p text:style-name="P53">thread</text:p>
          </table:table-cell>
          <table:table-cell table:style-name="Table2.B2" office:value-type="string">
            <text:p text:style-name="P5">referencing the 16 p-threads.</text:p>
          </table:table-cell>
        </table:table-row>
        <table:table-row>
          <table:table-cell table:style-name="Table2.A2" office:value-type="string">
            <text:p text:style-name="P53">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53">variable</text:p>
          </table:table-cell>
          <table:table-cell table:style-name="Table2.B2" office:value-type="string">
            <text:p text:style-name="P5">variable holding tensor data in pcore memory space.</text:p>
          </table:table-cell>
        </table:table-row>
      </table:table>
      <text:p text:style-name="P2">\ <text:s text:c="2"/></text:p>
      <text:h text:style-name="P125"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25"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4"/>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53">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53">start</text:p>
          </table:table-cell>
          <table:table-cell table:style-name="Table3.B2" office:value-type="string">
            <text:p text:style-name="P5">starting index of dimension range.</text:p>
          </table:table-cell>
        </table:table-row>
        <table:table-row>
          <table:table-cell table:style-name="Table3.A2" office:value-type="string">
            <text:p text:style-name="P53">stride</text:p>
          </table:table-cell>
          <table:table-cell table:style-name="Table3.B2" office:value-type="string">
            <text:p text:style-name="P5">stride of the dimension range.</text:p>
          </table:table-cell>
        </table:table-row>
        <table:table-row>
          <table:table-cell table:style-name="Table3.A2" office:value-type="string">
            <text:p text:style-name="P53">end</text:p>
          </table:table-cell>
          <table:table-cell table:style-name="Table3.B2" office:value-type="string">
            <text:p text:style-name="P5">ending index of dimension range.</text:p>
          </table:table-cell>
        </table:table-row>
        <table:table-row>
          <table:table-cell table:style-name="Table3.A2" office:value-type="string">
            <text:p text:style-name="P53">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53">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25"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7"/>
      <text:h text:style-name="Heading_20_3" text:outline-level="3">Tensor data objects in SCRATCH memory space</text:h>
      <text:p text:style-name="Text_20_body">ztachip has an internal SRAM memory block, and we call this memory region SCRATCH memory space.</text:p>
      <text:p text:style-name="Text_20_body">SCRATCH purpose is to provide general memory storage.</text:p>
      <text:p text:style-name="Text_20_body">Tensors can be copied between DDR, PCORE and SCRATCH memory space.</text:p>
      <text:p text:style-name="Text_20_body">Tensors allocated in SCRATCH space has the format below</text:p>
      <text:p text:style-name="P20">SCRATCH(pointer,dim,dim,...)[start:stride:end]...[start:stride:end]</text:p>
      <text:p text:style-name="P2"/>
      <text:p text:style-name="P2"/>
      <table:table table:name="Table15" table:style-name="Table15">
        <table:table-column table:style-name="Table15.A"/>
        <table:table-column table:style-name="Table15.B"/>
        <table:table-row>
          <table:table-cell table:style-name="Table15.A1" office:value-type="string">
            <text:p text:style-name="P53">pointer</text:p>
          </table:table-cell>
          <table:table-cell table:style-name="Table15.B1" office:value-type="string">
            <text:p text:style-name="P5">Tensor memory address in SCRATCH space. </text:p>
            <text:p text:style-name="P5">0 = start of SCRATCH memory space.</text:p>
            <text:p text:style-name="P5">SCRATCH maximum size (in bytes) is defined by SRAM_SIZE macro.</text:p>
          </table:table-cell>
        </table:table-row>
        <table:table-row>
          <table:table-cell table:style-name="Table15.A2" office:value-type="string">
            <text:p text:style-name="P53">dim</text:p>
          </table:table-cell>
          <table:table-cell table:style-name="Table15.B2" office:value-type="string">
            <text:p text:style-name="P5">tensor dimensions. If omitted than tensor is 1-D spanning the entire SCRATCH <text:soft-page-break/>memory space.</text:p>
          </table:table-cell>
        </table:table-row>
        <table:table-row>
          <table:table-cell table:style-name="Table15.A2" office:value-type="string">
            <text:p text:style-name="P53">start</text:p>
          </table:table-cell>
          <table:table-cell table:style-name="Table15.B2" office:value-type="string">
            <text:p text:style-name="P5">starting index of dimension range.</text:p>
          </table:table-cell>
        </table:table-row>
        <table:table-row>
          <table:table-cell table:style-name="Table15.A2" office:value-type="string">
            <text:p text:style-name="P53">stride</text:p>
          </table:table-cell>
          <table:table-cell table:style-name="Table15.B2" office:value-type="string">
            <text:p text:style-name="P5">stride of the dimension range.</text:p>
          </table:table-cell>
        </table:table-row>
        <table:table-row>
          <table:table-cell table:style-name="Table15.A2" office:value-type="string">
            <text:p text:style-name="P53">end</text:p>
          </table:table-cell>
          <table:table-cell table:style-name="Table15.B2" office:value-type="string">
            <text:p text:style-name="P5">ending index of dimension range.</text:p>
          </table:table-cell>
        </table:table-row>
      </table:table>
      <text:p text:style-name="P1"/>
      <text:p text:style-name="P52">Usage of this tensor is similar to DDR tensors as defined in 2.1.1</text:p>
      <text:p text:style-name="P81"/>
      <text:p text:style-name="P15"/>
      <text:p text:style-name="P45"/>
      <text:p text:style-name="P1"/>
      <text:h text:style-name="P107"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6"/>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ever $coef_pcore being referenced, the expression representing the variable will be substituted in its place.</text:p>
      <text:p text:style-name="P30"/>
      <text:p text:style-name="P5">Tensor variables can also have an argument. The argument is specified when tensor variables are being referenced. '$' is tensor variable's argument place holder.</text:p>
      <text:p text:style-name="P5"/>
      <text:h text:style-name="P111"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112"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30"/>
      <text:p text:style-name="P5">These instructions are inserted to tensor programs with special syntax line begins with '&gt;'</text:p>
      <text:p text:style-name="P30"/>
      <text:p text:style-name="P5">These instructions move tensors from one memory space to another.</text:p>
      <text:p text:style-name="P30"/>
      <text:p text:style-name="P5">In addition to tensor memory transfer, these instructions can also perform many functions such as tensor reshape, 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30"/>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30"/>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76">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76">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76">Example1:</text:p>
      <text:p text:style-name="P17">&gt;DDR(p)[0:63] &lt;= PCORE(4)[0:3].THREAD[0:15].myclass::my_op.z;</text:p>
      <text:p text:style-name="P15"/>
      <text:p text:style-name="P41">Example above transfers parameter z of tensor operator myclass::my_op to DDR memory.</text:p>
      <text:p text:style-name="P41">In this example, z is viewed as a tensor of dimension 4x16 </text:p>
      <text:p text:style-name="P15"/>
      <text:p text:style-name="P15"/>
      <text:p text:style-name="P76">Example2:</text:p>
      <text:p text:style-name="P17">&gt;DDR(p)[0:511] &lt;= PCORE(4)[0:3].THREAD[0:15].myclass::my_op.vz[0:7];</text:p>
      <text:p text:style-name="P15"/>
      <text:p text:style-name="P41">Example above transfers tensor operator parameter vz to DDR memory.</text:p>
      <text:p text:style-name="P41">In this example, in the pcore program, vz is declared as vector with width 8, then vz is viewed as a tensor of dimension 4x16x8 </text:p>
      <text:h text:style-name="Heading_20_3" text:outline-level="3"><text:soft-page-break/>Tensor data transfer from DDR to SCRATCH</text:h>
      <text:p text:style-name="Text_20_body">Example below shows the data transfer of a tensor in DDR space to a tensor in SCRATCH space.</text:p>
      <text:p text:style-name="P17">&gt;SCRATCH(0,256)[:] &lt;= DDR(p,256)[:];</text:p>
      <text:p text:style-name="P17"/>
      <text:h text:style-name="Heading_20_3" text:outline-level="3">Tensor data transfer from SCRATCH to DDR</text:h>
      <text:p text:style-name="Text_20_body">Example below shows the data transfer of a tensor in SCRATCH space to a tensor in DDR space.</text:p>
      <text:p text:style-name="P17">&gt;DDR(p,256)[:] &lt;= SCRATCH(0,256)[:];</text:p>
      <text:h text:style-name="Heading_20_3" text:outline-level="3">Tensor data transfer from SCRATCH to DDR</text:h>
      <text:p text:style-name="P41"/>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50">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28"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25" text:outline-level="4">Example 1</text:h>
      <text:p text:style-name="P5">In example below, pcores are arranged in a 4x2 array. </text:p>
      <text:p text:style-name="P5"><text:soft-page-break/>All pcores belonged to the same row receive the same multi-cast data. </text:p>
      <text:p text:style-name="P5">In example below, multi-cast transfer is identified with character '*' in the row index of pcore array.</text:p>
      <text:p text:style-name="P15"/>
      <text:p text:style-name="P17">&gt; PCORE(4,2)[0:3][<text:span text:style-name="T17">*</text:span>].thread[0:15].class::var[0:7] &lt;= DDR(p)[0:511];</text:p>
      <text:p text:style-name="P17"/>
      <text:h text:style-name="P125"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41"/>
      <text:h text:style-name="Heading_20_3" text:outline-level="3">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30"/>
      <text:p text:style-name="P5">Tensor data associated with out-of-bound dimension index are substituted with zero for read operation and skipped for write operation.</text:p>
      <text:p text:style-name="P30"/>
      <text:p text:style-name="P5">The result of the transfer is listed below</text:p>
      <text:p text:style-name="P2"/>
      <text:p text:style-name="P37">PCORE[0].THREAD[0].myclass::var[0] = p<text:span text:style-name="T1">[0][0]</text:span>[0]</text:p>
      <text:p text:style-name="P37">PCORE[0].THREAD[0].myclass::var[1] = p<text:span text:style-name="T1">[0][0]</text:span>[1]</text:p>
      <text:p text:style-name="P37">PCORE[0].THREAD[0].myclass::var[2] = p<text:span text:style-name="T1">[0][0]</text:span>[<text:span text:style-name="T18">2</text:span>] &lt;== Out-of-bound index. Substituted with zero.</text:p>
      <text:p text:style-name="P37">PCORE[0].THREAD[0].myclass::var[3] = p<text:span text:style-name="T1">[0][0]</text:span>[<text:span text:style-name="T5">3</text:span>] &lt;== Out-of-bound index. Substituted with zero.</text:p>
      <text:p text:style-name="P37">PCORE[0].THREAD[1].myclass::var[0] = p<text:span text:style-name="T1">[0][1]</text:span>[0]</text:p>
      <text:p text:style-name="P37">PCORE[0].THREAD[1].myclass::var[1] = p<text:span text:style-name="T1">[0][1]</text:span>[1]</text:p>
      <text:p text:style-name="P37">PCORE[0].THREAD[1].myclass::var[2] = p<text:span text:style-name="T1">[0][1]</text:span>[<text:span text:style-name="T5">2</text:span>] &lt;== Out-of-bound index. Substituted with zero.</text:p>
      <text:p text:style-name="P37">PCORE[0].THREAD[1].myclass::var[3] = p<text:span text:style-name="T1">[0][1]</text:span>[<text:span text:style-name="T5">3</text:span>] &lt;== Out-of-bound index. Substituted with zero.</text:p>
      <text:p text:style-name="P37">PCORE[0].THREAD[2].myclass::var[0] = p<text:span text:style-name="T1">[0][2]</text:span>[0]</text:p>
      <text:p text:style-name="P37">PCORE[0].THREAD[2].myclass::var[1] = p<text:span text:style-name="T1">[0][2]</text:span>[1]</text:p>
      <text:p text:style-name="P37">PCORE[0].THREAD[2].myclass::var[2] = p<text:span text:style-name="T1">[0][2]</text:span>[<text:span text:style-name="T5">2</text:span>] &lt;== Out-of-bound index. Substituted with zero.</text:p>
      <text:p text:style-name="P39"><text:span text:style-name="T8">PCORE[0].THREAD[2].myclass::var[3] = p</text:span><text:span text:style-name="T9">[0][2]</text:span><text:span text:style-name="T8">[</text:span><text:span text:style-name="T6">3</text:span><text:span text:style-name="T8">] &lt;== Out-of-bound index. Substituted with zero.</text:span></text:p>
      <text:p text:style-name="P29"/>
      <text:h text:style-name="Heading_20_3" text:outline-level="3">Setting Out-of-bound access values</text:h>
      <text:p text:style-name="P29"/>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7">&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30"><text:soft-page-break/></text:p>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
      <text:p text:style-name="P5">By default, the tensor data access order starts with index going from right to left.</text:p>
      <text:p text:style-name="P30"/>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30"/>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text:soft-page-break/>Concurrent transfer</text:h>
      <text:p text:style-name="P5">pcores are VLIW vector processors that operate on data in vector units. Therefore, to be efficient, ztachip requires data to be in vector format.</text:p>
      <text:p text:style-name="P30"/>
      <text:p text:style-name="P5">However, this restriction may not match application data format. And transferring scalar data is not efficient since transfer is done on one scalar element at a time instead of a whole vector at a time.</text:p>
      <text:p text:style-name="P30"/>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30"/>
      <text:p text:style-name="P5">This way transfer above can still occur in vector mode at rate of 1 vector per clock.</text:p>
      <text:p text:style-name="P30"/>
      <text:p text:style-name="P5">The transfer now becomes...</text:p>
      <text:p text:style-name="P15"/>
      <text:p text:style-name="P21">&gt;<text:span text:style-name="T4">CONCURRENT</text:span> FOR(I=0:7) PCORE(8)[0:7].THREAD[0:15].myclass::myvar(8,8)[:][I] &lt;= DDR(p,1024,8)[0:1023][0:7];</text:p>
      <text:p text:style-name="P1"/>
      <text:p text:style-name="P30">This type of concurrent transfers is very useful since it is a very common scenario when your data are not vectors but you like to group scalar data as elements of vectors for pcores to process them <text:soft-page-break/>simultaneously in vector mode.</text:p>
      <text:p text:style-name="P44"/>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30"><text:s text:c="2"/>:</text:p>
      <text:p text:style-name="P30"><text:s text:c="2"/>:</text:p>
      <text:p text:style-name="P5">By adding CONCURRENT directive, the transfer is rearranged and interleaved among all the pcores so that the 8-clock access cycles are now overlapped between all the pcores. </text:p>
      <text:p text:style-name="P30"/>
      <text:p text:style-name="P5">This way transfer can still occur in vector mode at rate of 1 vector per clock.</text:p>
      <text:p text:style-name="P30"/>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is bounded by the tensor dimension. If index is out-of-bound, then a read operation is padded with zero and a write operation is skipped.</text:p>
      <text:p text:style-name="P30"/>
      <text:p text:style-name="P5">However, you can disable this behaviour by adding '+' after tensor dimension.</text:p>
      <text:p text:style-name="P30"/>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is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text:p>
      <text:p text:style-name="P30"/>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30"/>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30"/>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113" text:outline-level="3">Tensor padding values</text:h>
      <text:p text:style-name="P1"/>
      <text:p text:style-name="P5">Tensor read/write accesses are checked against dimension boundary. </text:p>
      <text:p text:style-name="P30"/>
      <text:p text:style-name="P5">Any out-of-bound read accesses are padded with zero by default.</text:p>
      <text:p text:style-name="P30"/>
      <text:p text:style-name="P5">Any out-of-bound write accesses are skipped.</text:p>
      <text:p text:style-name="P30"/>
      <text:p text:style-name="P5">But you can set different padding values for out-of-bound read accesses with PAD keyword.</text:p>
      <text:p text:style-name="P30"/>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30">DTYPE directive specifies the data type of the tensor used during a data transfer operation.</text:p>
      <text:p text:style-name="P30"/>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53">UINT8</text:p>
          </table:table-cell>
          <table:table-cell table:style-name="Table7.B1" office:value-type="string">
            <text:p text:style-name="P53">Unsigned 8-bit integer</text:p>
          </table:table-cell>
        </table:table-row>
        <table:table-row>
          <table:table-cell table:style-name="Table7.A2" office:value-type="string">
            <text:p text:style-name="P53">INT8</text:p>
          </table:table-cell>
          <table:table-cell table:style-name="Table7.B2" office:value-type="string">
            <text:p text:style-name="P53">Signed 8-bit integer</text:p>
          </table:table-cell>
        </table:table-row>
        <table:table-row>
          <table:table-cell table:style-name="Table7.A2" office:value-type="string">
            <text:p text:style-name="P53">INT16</text:p>
          </table:table-cell>
          <table:table-cell table:style-name="Table7.B2" office:value-type="string">
            <text:p text:style-name="P53">Signed 12-bit, or 16-bit integer depends on ztachip configuration.</text:p>
          </table:table-cell>
        </table:table-row>
      </table:table>
      <text:p text:style-name="P30"/>
      <text:p text:style-name="P30">When applied to a tensor in DDR memory space, DTYPE directive implies the data type of the tensor.</text:p>
      <text:p text:style-name="P30"/>
      <text:p text:style-name="P30">When applied to a tensor from pcore memory space, since pcore memory data types are always INT16, DTYPE directive implies a data conversion when data are read or written to pcore memory space.</text:p>
      <text:p text:style-name="P30"/>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30"/>
      <text:p text:style-name="P5">A stream processor performs lookup/interpolation translation from input values to output values as data are retrieved from or written to pcore's memory space. </text:p>
      <text:p text:style-name="P30"/>
      <text:p text:style-name="P30">The data remapping is performed based on remap tables that are generated by host program before they <text:soft-page-break/>are loaded to master tensor core.</text:p>
      <text:p text:style-name="P30"/>
      <text:p text:style-name="P30">Procedures to create and load these remap tables will be covered in later sections.</text:p>
      <text:p text:style-name="P30"/>
      <text:p text:style-name="P5">There can be up to 4 different remap tables active at same time.</text:p>
      <text:p text:style-name="P30"/>
      <text:h text:style-name="P126" text:outline-level="4"><text:s/>Tensor data remap – Example 1</text:h>
      <text:p text:style-name="P24"/>
      <text:p text:style-name="P28">&gt; <text:span text:style-name="T4">REMAP(0)</text:span> PCORE(NP)[0:NP-1].THREAD[0:NT-1].convolution.input[0:7] &lt;= DDR(pin)[0:NP<text:span text:style-name="T2">*NT*</text:span>8-1];</text:p>
      <text:p text:style-name="P30"/>
      <text:p text:style-name="P5">In the example above, data just before being written to pcore's memory space are being remapped by table 0</text:p>
      <text:p text:style-name="P5"/>
      <text:h text:style-name="P125" text:outline-level="4"><text:s/>Tensor data remap – Example 2</text:h>
      <text:p text:style-name="P69"/>
      <text:p text:style-name="P28">&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30"/>
      <text:h text:style-name="P118"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42">&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55"/>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30">Tensor core ensures that all memory operations to/from pcore memory space are completed before tensor operators can commence.</text:p>
      <text:p text:style-name="P30"/>
      <text:p text:style-name="P30">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h text:style-name="P109" text:outline-level="2" text:is-list-header="true"><text:s/></text:h>
      <text:h text:style-name="P110" text:outline-level="2"><text:s/>FPU operators</text:h>
      <text:p text:style-name="Text_20_body">ztachip has a dedicated unit to perform various floating point operators.</text:p>
      <text:p text:style-name="Text_20_body">FPU unit operates on data resides in SCRATCH space only. <text:span text:style-name="T21">FPU data input must first be transferred from PCORE or DDR space to SCRATCH space.</text:span></text:p>
      <text:p text:style-name="Text_20_body">FPU results are written to SCRACH space only. <text:span text:style-name="T21">FPU results must then be transferred to PCORE or DDR space from SCRATCH space.</text:span></text:p>
      <text:p text:style-name="Text_20_body">In similar way as other MCORE operations, FPU operators are assigned to a HART context depending on when it is being issued.</text:p>
      <text:p text:style-name="Text_20_body">FPU waits for all data transfers to/from SCRACH space to be completed before FPU can begin with execution. FPU only waits for the completion of SCRACH data transfer with the same HART context as FPU HART context.<text:span text:style-name="T22"> </text:span></text:p>
      <text:h text:style-name="P114" text:outline-level="3">FPU operators definitions</text:h>
      <text:h text:style-name="Heading_20_4" text:outline-level="4">General syntax</text:h>
      <text:p text:style-name="P70">FPU operators are issued from mcore programs with the following general syntax</text:p>
      <text:p text:style-name="P17"/>
      <text:p text:style-name="P17">FPU.XXX.[YYY](P1=(type)V2,P2=(type)V2,...);</text:p>
      <text:p text:style-name="P17"/>
      <table:table table:name="Table16" table:style-name="Table16">
        <table:table-column table:style-name="Table16.A"/>
        <table:table-column table:style-name="Table16.B"/>
        <table:table-row table:style-name="Table16.1">
          <table:table-cell table:style-name="Table16.A1" office:value-type="string">
            <text:p text:style-name="P54">XXX</text:p>
          </table:table-cell>
          <table:table-cell table:style-name="Table16.B1" office:value-type="string">
            <text:p text:style-name="P54">FPU opcode</text:p>
          </table:table-cell>
        </table:table-row>
        <table:table-row>
          <table:table-cell table:style-name="Table16.A2" office:value-type="string">
            <text:p text:style-name="P54">YYY</text:p>
          </table:table-cell>
          <table:table-cell table:style-name="Table16.B2" office:value-type="string">
            <text:p text:style-name="P54">Optional qualifier for FPU opcode</text:p>
          </table:table-cell>
        </table:table-row>
        <table:table-row>
          <table:table-cell table:style-name="Table16.A2" office:value-type="string">
            <text:p text:style-name="P54">P1,P2...</text:p>
          </table:table-cell>
          <table:table-cell table:style-name="Table16.B2" office:value-type="string">
            <text:p text:style-name="P54">Parameters of FPU operators</text:p>
          </table:table-cell>
        </table:table-row>
        <table:table-row>
          <table:table-cell table:style-name="Table16.A2" office:value-type="string">
            <text:p text:style-name="P54">V1,V2...</text:p>
          </table:table-cell>
          <table:table-cell table:style-name="Table16.B2" office:value-type="string">
            <text:p text:style-name="P54">Parameter values.</text:p>
            <text:p text:style-name="P54">Value definitions are dependent on type</text:p>
            <text:p text:style-name="P54">type definitions are described below.</text:p>
          </table:table-cell>
        </table:table-row>
      </table:table>
      <text:p text:style-name="P33"/>
      <text:p text:style-name="P33">Every parameter has a type definition.</text:p>
      <text:p text:style-name="P33">If type not defined then parameter must be a floating point numeric constant.</text:p>
      <text:p text:style-name="P33">Parameter type may have the following types</text:p>
      <text:p text:style-name="P33"/>
      <table:table table:name="Table17" table:style-name="Table17">
        <table:table-column table:style-name="Table17.A"/>
        <table:table-column table:style-name="Table17.B"/>
        <table:table-row>
          <table:table-cell table:style-name="Table17.A1" office:value-type="string">
            <text:p text:style-name="P53">float</text:p>
          </table:table-cell>
          <table:table-cell table:style-name="Table17.B1" office:value-type="string">
            <text:p text:style-name="P53">Parameter is a scalar variable with float data type.</text:p>
          </table:table-cell>
        </table:table-row>
        <table:table-row>
          <table:table-cell table:style-name="Table17.A2" office:value-type="string">
            <text:p text:style-name="P53">bfloat</text:p>
          </table:table-cell>
          <table:table-cell table:style-name="Table17.B2" office:value-type="string">
            <text:p text:style-name="P53">Parameter is a scalar variable with bfloat data type</text:p>
          </table:table-cell>
        </table:table-row>
        <table:table-row>
          <table:table-cell table:style-name="Table17.A2" office:value-type="string">
            <text:p text:style-name="P53">float *</text:p>
          </table:table-cell>
          <table:table-cell table:style-name="Table17.B2" office:value-type="string">
            <text:p text:style-name="P53">Parameter is the SCRATCH address to an array of float numbers</text:p>
            <text:p text:style-name="P53">SCRATCH address is the offset to SRAM space with a range from 0 to SRAM_SIZE-1 </text:p>
          </table:table-cell>
        </table:table-row>
        <table:table-row>
          <table:table-cell table:style-name="Table17.A2" office:value-type="string">
            <text:p text:style-name="P53">bfloat *</text:p>
          </table:table-cell>
          <table:table-cell table:style-name="Table17.B2" office:value-type="string">
            <text:p text:style-name="P53">Parameter is the SCRATCH address to an array of bfloat numbers</text:p>
            <text:p text:style-name="P53">SCRATCH address is the offset to SRAM space with a range from 0 to SRAM_SIZE-1</text:p>
          </table:table-cell>
        </table:table-row>
        <table:table-row>
          <table:table-cell table:style-name="Table17.A2" office:value-type="string">
            <text:p text:style-name="P53">int8</text:p>
          </table:table-cell>
          <table:table-cell table:style-name="Table17.B2" office:value-type="string">
            <text:p text:style-name="P53">Parameter is a scalar variable with int8 data type.</text:p>
          </table:table-cell>
        </table:table-row>
        <table:table-row>
          <table:table-cell table:style-name="Table17.A2" office:value-type="string">
            <text:p text:style-name="P53">int8 *</text:p>
          </table:table-cell>
          <table:table-cell table:style-name="Table17.B2" office:value-type="string">
            <text:p text:style-name="P53">Parameter is the SCRATCH address to an array of int8 numbers</text:p>
            <text:p text:style-name="P53">SCRATCH address is the offset to SRAM space with a range from 0 to SRAM_SIZE-1 </text:p>
          </table:table-cell>
        </table:table-row>
        <text:soft-page-break/>
        <table:table-row>
          <table:table-cell table:style-name="Table17.A2" office:value-type="string">
            <text:p text:style-name="P53">zfloat</text:p>
          </table:table-cell>
          <table:table-cell table:style-name="Table17.B2" office:value-type="string">
            <text:p text:style-name="P53">Parameter is a 16-bit float variable with format according to 3.9.1. Float numbers generated by pcores (ref 3.9.1) are in this format</text:p>
          </table:table-cell>
        </table:table-row>
        <table:table-row>
          <table:table-cell table:style-name="Table17.A2" office:value-type="string">
            <text:p text:style-name="P53">zfloat *</text:p>
          </table:table-cell>
          <table:table-cell table:style-name="Table17.B2" office:value-type="string">
            <text:p text:style-name="P53">Parameter is the SCRATCH address to an array of zfloat numbers.</text:p>
            <text:p text:style-name="P53">SCRATCH address is the offset to SRAM space with a range from 0 to SRAM_SIZE-1</text:p>
          </table:table-cell>
        </table:table-row>
      </table:table>
      <text:p text:style-name="P33"/>
      <text:p text:style-name="P33"/>
      <text:p text:style-name="P33">Parameter type may also be a variable with the following values.</text:p>
      <text:p text:style-name="P33"/>
      <table:table table:name="Table18" table:style-name="Table18">
        <table:table-column table:style-name="Table18.A"/>
        <table:table-column table:style-name="Table18.B"/>
        <table:table-row>
          <table:table-cell table:style-name="Table18.A1" office:value-type="string">
            <text:p text:style-name="P53">FPU_SET_W_FP16|FPU_SET_M_VALUE</text:p>
          </table:table-cell>
          <table:table-cell table:style-name="Table18.B1" office:value-type="string">
            <text:p text:style-name="P53">bfloat</text:p>
          </table:table-cell>
        </table:table-row>
        <table:table-row>
          <table:table-cell table:style-name="Table18.A2" office:value-type="string">
            <text:p text:style-name="P53">FPU_SET_W_FP32|FPU_SET_M_VALUE</text:p>
          </table:table-cell>
          <table:table-cell table:style-name="Table18.B2" office:value-type="string">
            <text:p text:style-name="P53">float</text:p>
          </table:table-cell>
        </table:table-row>
        <table:table-row>
          <table:table-cell table:style-name="Table18.A2" office:value-type="string">
            <text:p text:style-name="P53">FPU_SET_W_INT8|FPU_SET_M_VALUE</text:p>
          </table:table-cell>
          <table:table-cell table:style-name="Table18.B2" office:value-type="string">
            <text:p text:style-name="P53">int8</text:p>
          </table:table-cell>
        </table:table-row>
        <table:table-row>
          <table:table-cell table:style-name="Table18.A2" office:value-type="string">
            <text:p text:style-name="P53">FPU_SET_W_FP16|FPU_SET_M_ADDR</text:p>
          </table:table-cell>
          <table:table-cell table:style-name="Table18.B2" office:value-type="string">
            <text:p text:style-name="P53">(bfloat *)</text:p>
          </table:table-cell>
        </table:table-row>
        <table:table-row>
          <table:table-cell table:style-name="Table18.A2" office:value-type="string">
            <text:p text:style-name="P53">FPU_SET_W_FP32|FPU_SET_M_ADDR</text:p>
          </table:table-cell>
          <table:table-cell table:style-name="Table18.B2" office:value-type="string">
            <text:p text:style-name="P53">(float *)</text:p>
          </table:table-cell>
        </table:table-row>
        <table:table-row>
          <table:table-cell table:style-name="Table18.A2" office:value-type="string">
            <text:p text:style-name="P53">FPU_SET_W_INT8|FPU_SET_M_ADDR</text:p>
          </table:table-cell>
          <table:table-cell table:style-name="Table18.B2" office:value-type="string">
            <text:p text:style-name="P53">int8 *</text:p>
          </table:table-cell>
        </table:table-row>
      </table:table>
      <text:p text:style-name="P35"/>
      <text:h text:style-name="Heading_20_4" text:outline-level="4">FPU.MAC</text:h>
      <text:p text:style-name="P70">Syntax</text:p>
      <text:p text:style-name="P17">&gt;FPU.MAC(N=n,Y=y,A=a,X1=x1,X2=x2,C=c);</text:p>
      <text:p text:style-name="P17"/>
      <text:p text:style-name="P40">performs the arithmetic below</text:p>
      <text:p text:style-name="P17">y[i] = a[i] + x1[i]*x2[i]*c; i=0..n-1</text:p>
      <text:p text:style-name="P17"/>
      <text:h text:style-name="Heading_20_5" text:outline-level="5">FPU.MAC.ABS</text:h>
      <text:p text:style-name="P70">ABS operator is applied to the results.</text:p>
      <text:p text:style-name="P70">Syntax</text:p>
      <text:p text:style-name="P17">&gt;FPU.MAC.ABS(N=n,Y=y,A=a,X1=x1,X2=x2,C=c);</text:p>
      <text:p text:style-name="P17"/>
      <text:p text:style-name="P40">performs the arithmetic below</text:p>
      <text:p text:style-name="P17">y[i] = ABS(a[i] + x1[i]*x2[i]*c); i=0..n-1</text:p>
      <text:p text:style-name="P17"/>
      <text:h text:style-name="Heading_20_5" text:outline-level="5">FPU.MAC.FLOOR</text:h>
      <text:p text:style-name="P70">FLOOR operator is applied to the results.</text:p>
      <text:p text:style-name="P70">Syntax</text:p>
      <text:p text:style-name="P17">&gt;FPU.MAC.FLOOR(N=n,Y=y,A=a,X1=x1,X2=x2,C=c);</text:p>
      <text:p text:style-name="P17"/>
      <text:p text:style-name="P40">performs the arithmetic below</text:p>
      <text:p text:style-name="P17">y[i] = FLOOR(ABS(a[i] + x1[i]*x2[i]*c)); i=0..n-1</text:p>
      <text:p text:style-name="P17"/>
      <text:h text:style-name="Heading_20_4" text:outline-level="4"><text:soft-page-break/>FPU.RECIPROCAL</text:h>
      <text:p text:style-name="P70">Syntax:</text:p>
      <text:p text:style-name="P17">&gt;FPU.RECIPROCAL(N=n,Y=y,X=x);</text:p>
      <text:p text:style-name="P17"/>
      <text:p text:style-name="P40">Approximate the arithmetic below</text:p>
      <text:p text:style-name="P17">y[i] = 1/x[i]; i=0..n-1</text:p>
      <text:p text:style-name="P17"/>
      <text:p text:style-name="P40">This is normally used to provide the first approximation to Taylor expansion to y=1/x</text:p>
      <text:p text:style-name="P40"/>
      <text:h text:style-name="Heading_20_4" text:outline-level="4">FPU.EXP</text:h>
      <text:p text:style-name="P70">Syntax:</text:p>
      <text:p text:style-name="P17">&gt;FPU.EXP(N=n,Y=y,X=x);</text:p>
      <text:p text:style-name="P17"/>
      <text:p text:style-name="P70">performs the approximation to arithmetic below</text:p>
      <text:p text:style-name="P17">y[i] = exp(x[i]); i=0..n-1</text:p>
      <text:p text:style-name="P17"/>
      <text:p text:style-name="P40">Note: x must be int8 or int8* data type.</text:p>
      <text:p text:style-name="P17"/>
      <text:p text:style-name="P40">This is normally used to provide the first approximation to Taylor expansion to y=exp(x)</text:p>
      <text:p text:style-name="P26"/>
      <text:h text:style-name="Heading_20_4" text:outline-level="4">FPU.FMA</text:h>
      <text:p text:style-name="P70">Syntax:</text:p>
      <text:p text:style-name="P17">&gt;FPU.FMA(N=n,Y=y,A=a,X1=x1,X2=x2);</text:p>
      <text:p text:style-name="P17"/>
      <text:p text:style-name="P51">performs the arithmetic below</text:p>
      <text:p text:style-name="P17">y = a+SUM(x1[i]*y[i]); i=0..n-1</text:p>
      <text:p text:style-name="P35"/>
      <text:h text:style-name="Heading_20_4" text:outline-level="4">FPU.SUM</text:h>
      <text:p text:style-name="P70">Syntax:</text:p>
      <text:p text:style-name="P17">&gt;FPU.SUM(N=n,Y=y,A=a,X=x);</text:p>
      <text:p text:style-name="P17"/>
      <text:p text:style-name="P40">performs the arithmetic below</text:p>
      <text:p text:style-name="P17">y = a+SUM(x[i]); i=0..n-1</text:p>
      <text:p text:style-name="P17"/>
      <text:h text:style-name="Heading_20_4" text:outline-level="4">FPU.MAX</text:h>
      <text:p text:style-name="P70">Syntax:</text:p>
      <text:p text:style-name="P17">&gt;FPU.MAX(N=n,Y=y,A=a,X=x);</text:p>
      <text:p text:style-name="P17"/>
      <text:p text:style-name="P40">performs the arithmetic below</text:p>
      <text:p text:style-name="P17">y = MAX(a,MAX(x[i])); i=0..n-1</text:p>
      <text:p text:style-name="P33"/>
      <text:h text:style-name="Heading_20_5" text:outline-level="5"><text:soft-page-break/>FPU.MAX by group</text:h>
      <text:p text:style-name="P40">Find a maximum value per sub-group in a group</text:p>
      <text:p text:style-name="P40">Syntax:</text:p>
      <text:p text:style-name="P17">&gt;FPU.MAX(N=n,Y=y,G=g,X=x);</text:p>
      <text:p text:style-name="P38"/>
      <text:p text:style-name="P40">performs the arithmetic below</text:p>
      <text:p text:style-name="P17">y[i] = MAX(x[i][j]); i=0..n/g;j=0..g-1;</text:p>
      <text:p text:style-name="P38"/>
      <text:h text:style-name="Heading_20_3" text:outline-level="3">FPU memory-access/execution overlay </text:h>
      <text:p text:style-name="Text_20_body">FPU operators use SCRATCH space for input and output data. Therefore data must be moved between DDR or PCORE memory space to/from SCRATCH memory space before FPU operators may start.</text:p>
      <text:p text:style-name="Text_20_body">FPU instructions are pending until all previous access to SCRATCH memory space, but only accesses associated with the same HART context as FPU's HART context, are completed. </text:p>
      <text:p text:style-name="Text_20_body">Example below show method to overlap between FPU execution and memory transfer overhead.</text:p>
      <text:p text:style-name="P17"/>
      <text:p text:style-name="P17">// This function is called for each HART context with pid=0 for first HART and</text:p>
      <text:p text:style-name="P17">// pid=1 for second HART.</text:p>
      <text:p text:style-name="P17"/>
      <text:p text:style-name="P17">static hart_func(void *_req,int pid)</text:p>
      <text:p text:style-name="P17">{</text:p>
      <text:p text:style-name="P17"><text:s text:c="3"/>// Copy data input to SCRATCH</text:p>
      <text:p text:style-name="P17"><text:s text:c="3"/>// Assign different SCRATCH space for each HART. </text:p>
      <text:p text:style-name="P17"/>
      <text:p text:style-name="P17"><text:s text:c="3"/>&gt;SCRATCH(...) &lt;= DDR(...);</text:p>
      <text:p text:style-name="P17"/>
      <text:p text:style-name="P17"><text:s text:c="3"/>// Now execute the some FPU operations.</text:p>
      <text:p text:style-name="P17"><text:s text:c="3"/>&gt;FPU(...);</text:p>
      <text:p text:style-name="P17"/>
      <text:p text:style-name="P17"><text:s text:c="3"/>// Dont wait for FPU to be completed, switch to the other HART to do its memory</text:p>
      <text:p text:style-name="P17"><text:s text:c="3"/>// operations while FPU is busy. </text:p>
      <text:p text:style-name="P17"><text:s text:c="3"/>// There is no conflict if each HART uses different SCRATCH memory region.</text:p>
      <text:p text:style-name="P17"/>
      <text:p text:style-name="P17"><text:s text:c="3"/>ztaTaskYield();</text:p>
      <text:p text:style-name="P17"/>
      <text:p text:style-name="P17"><text:s text:c="3"/>// The other HART context gives control back. </text:p>
      <text:p text:style-name="P17"><text:s text:c="3"/>// If FPU execution is done then move results to DDR memory.</text:p>
      <text:p text:style-name="P17"/>
      <text:p text:style-name="P17"><text:s text:c="3"/>DDR(...) &lt;= SCRATCH(...);</text:p>
      <text:p text:style-name="P17">}</text:p>
      <text:p text:style-name="P17"><text:s/></text:p>
      <text:p text:style-name="P17">void my_kernel()</text:p>
      <text:p text:style-name="P17">{</text:p>
      <text:p text:style-name="P17"><text:s text:c="3"/>// Launch the 2 HART</text:p>
      <text:p text:style-name="P17"><text:s text:c="3"/>ztaDualHartExecute(hart_func,0);</text:p>
      <text:p text:style-name="P17">}</text:p>
      <text:p text:style-name="Text_20_body"/>
      <text:h text:style-name="Heading_20_3" text:outline-level="3"><text:soft-page-break/>FPU grouping</text:h>
      <text:p text:style-name="Text_20_body">FPU operators may be grouped together so that they appear as a single instruction for mcore dispatcher.</text:p>
      <text:p text:style-name="Text_20_body">Since mcore dispatcher only look at most one instruction ahead for out-of-order execution, this allows for better concurrency.</text:p>
      <text:p text:style-name="Text_20_body"/>
      <text:p text:style-name="Text_20_body">Example 1:</text:p>
      <text:p text:style-name="Text_20_body">Below shows how multiple FPU operators are grouped together as one mcore instruction.</text:p>
      <text:p text:style-name="Text_20_body">“...” is appended at the end of FPU operators to indicate that it is part of a sequence of FPU operators.</text:p>
      <text:p text:style-name="Text_20_body">But in this case, each step must be completed first before advancing to next step.</text:p>
      <text:p text:style-name="P81">&gt;FPU.FMA(N=n,Y=y1,A=a1,X1=x1,X2=x2)...;</text:p>
      <text:p text:style-name="P81">&gt;FPU.FMA(N=n,Y=y2,A=a2,X1=x1,X2=x2)...;</text:p>
      <text:p text:style-name="Text_20_body"><text:span text:style-name="T23">&gt;FPU.FMA(N=n,Y=y3,A=a3,X1=x1,X2=x2);</text:span> </text:p>
      <text:p text:style-name="Text_20_body"/>
      <text:p text:style-name="Text_20_body">Example 2:</text:p>
      <text:p text:style-name="Text_20_body">Below shows how the multiple FPU operators are grouped together as one mcore instruction.</text:p>
      <text:p text:style-name="Text_20_body">“:::” is appended at the end of FPU operators to indicate that it is part of a sequence of FPU operators. </text:p>
      <text:p text:style-name="Text_20_body">But in this case, we don't wait for each step to be completed before advancing to next step.</text:p>
      <text:p text:style-name="P81">&gt;FPU.FMA(N=n,Y=y1,A=a1,X1=x1,X2=x2):::;</text:p>
      <text:p text:style-name="P81">&gt;FPU.FMA(N=n,Y=y2,A=a2,X1=x1,X2=x2):::;</text:p>
      <text:p text:style-name="Text_20_body"><text:span text:style-name="T23">&gt;FPU.FMA(N=n,Y=y3,A=a3,X1=x1,X2=x2);</text:span> </text:p>
      <text:p text:style-name="Text_20_body"/>
      <text:p text:style-name="Text_20_body">Example 3:</text:p>
      <text:p text:style-name="P81">// Since all 3 FPU operators appear as single instruction, mcore dispatcher is </text:p>
      <text:p text:style-name="P81">// able to execute the last instruction even FPU execution has not been completed.</text:p>
      <text:p text:style-name="P81">// If we don't group the FPU operators, mcore dispatcher will not be able to see</text:p>
      <text:p text:style-name="P81">// the last instruction since each of the FPU operators takes one instruction slot</text:p>
      <text:p text:style-name="P81">// and the last instruction will be too deep into the instruction queue for mcore</text:p>
      <text:p text:style-name="P81">// dispatcher to see.</text:p>
      <text:p text:style-name="P81">// This is important for better concurrency and better performance.</text:p>
      <text:p text:style-name="P81">&gt;FPU.FMA(N=n,Y=y1,A=a1,X1=x1,X2=x2)...;</text:p>
      <text:p text:style-name="P81">&gt;FPU.FMA(N=n,Y=y2,A=a2,X1=x1,X2=x2)...;</text:p>
      <text:p text:style-name="P81">&gt;FPU.FMA(N=n,Y=y3,A=a3,X1=x1,X2=x2);</text:p>
      <text:p text:style-name="P81">&gt;PCORE(...) &lt;= DDR(...); // This instruction is executed even FPU still busy</text:p>
      <text:p text:style-name="P81"/>
      <text:p text:style-name="P58"/>
      <text:h text:style-name="P127" text:outline-level="4">Dynamic grouping</text:h>
      <text:p text:style-name="P86">Grouping may be assigned dynamically as shown by examples below.</text:p>
      <text:p text:style-name="P85">Example 1: </text:p>
      <text:p text:style-name="P81">char _end_=0; // 0 for no appended string</text:p>
      <text:p text:style-name="P82">&gt;FPU.FMA(N=n,Y=y1,A=a1,X1=x1,X2=x2) _end_;</text:p>
      <text:p text:style-name="P85">Example above is the same as instruction below.</text:p>
      <text:p text:style-name="P82">&gt;FPU.FMA(N=n,Y=y1,A=a1,X1=x1,X2=x2);</text:p>
      <text:p text:style-name="P82"/>
      <text:p text:style-name="P84">Example 2: </text:p>
      <text:p text:style-name="P81">char _end_='.'; // First character of appended string “...”</text:p>
      <text:p text:style-name="P82">&gt;FPU.FMA(N=n,Y=y1,A=a1,X1=x1,X2=x2) _end_;</text:p>
      <text:p text:style-name="P85">Example above is the same as instruction below.</text:p>
      <text:p text:style-name="P82">&gt;FPU.FMA(N=n,Y=y1,A=a1,X1=x1,X2=x2)...;</text:p>
      <text:p text:style-name="P83"/>
      <text:p text:style-name="P84">Example 3: </text:p>
      <text:p text:style-name="P81">char _end_=':'; // First character of appended string “:::” </text:p>
      <text:p text:style-name="P82">&gt;FPU.FMA(N=n,Y=y1,A=a1,X1=x1,X2=x2) _end_;</text:p>
      <text:p text:style-name="P85">Example above is the same as</text:p>
      <text:p text:style-name="P82">&gt;FPU.FMA(N=n,Y=y1,A=a1,X1=x1,X2=x2):::;</text:p>
      <text:p text:style-name="P81"/>
      <text:p text:style-name="P84"/>
      <text:p text:style-name="P81"/>
      <text:p text:style-name="Text_20_body"/>
      <text:p text:style-name="Text_20_body"/>
      <text:p text:style-name="Text_20_body"/>
      <text:p text:style-name="P44"/>
      <text:p text:style-name="P1"/>
      <text:h text:style-name="Heading_20_2" text:outline-level="2"><text:s/>HOST <text:s/>SUPPORTING FUNCTIONS</text:h>
      <text:p text:style-name="P1"/>
      <text:p text:style-name="P30">Functions described in following sections are functions running on host processors in-order to support ztachip execution framework. </text:p>
      <text:p text:style-name="P30"/>
      <text:h text:style-name="P115" text:outline-level="3">void ztaInit()</text:h>
      <text:p text:style-name="P63">This is the first function to be called by host processor.</text:p>
      <text:p text:style-name="P63">Performs necessary ztachip framework initialization.</text:p>
      <text:p text:style-name="P64">Parameters:</text:p>
      <text:p text:style-name="P63">None</text:p>
      <text:p text:style-name="P64">Return value:</text:p>
      <text:p text:style-name="P63">None</text:p>
      <text:h text:style-name="Heading_20_3" text:outline-level="3"><text:span text:style-name="T11">void ztaDualHartExecute(</text:span><text:span text:style-name="T19">void</text:span><text:span text:style-name="T16">(*func)(</text:span><text:span text:style-name="T19">void</text:span><text:span text:style-name="T16"> *,</text:span><text:span text:style-name="T19">int</text:span><text:span text:style-name="T16">),</text:span><text:span text:style-name="T19">void</text:span><text:span text:style-name="T16"> *pparm</text:span><text:span text:style-name="T11">)</text:span></text:h>
      <text:p text:style-name="P30">To execute a tensor program but in a multi-threaded execution mode. There are 2 threads being spawned with each thread emitting instructions to one of the 2 available t-threads. </text:p>
      <text:p text:style-name="P30">The spawned threads are multi-tasking but in cooperation mode. Meaning the thread must explicitly yield control for execution to switch control over to the other thread.</text:p>
      <text:p text:style-name="P2"/>
      <text:p text:style-name="P32">Parameters</text:p>
      <table:table table:name="Table5" table:style-name="Table5">
        <table:table-column table:style-name="Table5.A"/>
        <table:table-column table:style-name="Table5.B"/>
        <table:table-row>
          <table:table-cell table:style-name="Table5.A1" office:value-type="string">
            <text:p text:style-name="P53">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53">pparm</text:p>
          </table:table-cell>
          <table:table-cell table:style-name="Table5.B2" office:value-type="string">
            <text:p text:style-name="P5">pointer to be passed to func's first parameter.</text:p>
          </table:table-cell>
        </table:table-row>
      </table:table>
      <text:p text:style-name="P30"/>
      <text:p text:style-name="P32">Return value:</text:p>
      <text:p text:style-name="P30">None</text:p>
      <text:p text:style-name="P30"/>
      <text:h text:style-name="P116" text:outline-level="3"><text:s/>void ztaTaskYield()</text:h>
      <text:p text:style-name="P34">For thread spawned by ztaDualHardExecute to yield control to the other thread.</text:p>
      <text:p text:style-name="P13"/>
      <text:p text:style-name="P94">Parameters:</text:p>
      <text:p text:style-name="Standard">None</text:p>
      <text:p text:style-name="Standard"/>
      <text:p text:style-name="P94">Return value:</text:p>
      <text:p text:style-name="Standard">None</text:p>
      <text:p text:style-name="Standard"/>
      <text:p text:style-name="P59"/>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20">int</text:span><text:span text:style-name="T10"> num_pcore,</text:span><text:span text:style-name="T20">int</text:span><text:span text:style-name="T10"> num_tid)</text:span></text:h>
      <text:p text:style-name="P73">Generates function pointer to a tensor operator.</text:p>
      <text:p text:style-name="P31"/>
      <text:p text:style-name="P32">Parameters</text:p>
      <table:table table:name="Table4" table:style-name="Table4">
        <table:table-column table:style-name="Table4.A"/>
        <table:table-column table:style-name="Table4.B"/>
        <table:table-row>
          <table:table-cell table:style-name="Table4.A1" office:value-type="string">
            <text:p text:style-name="P53">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53">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53">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115" text:outline-level="3">void *ztaAllocSharedMem(int _size)</text:h>
      <text:p text:style-name="P8">Allocates memory that will be used to share data between ztachip and host processor.</text:p>
      <text:p text:style-name="P8"/>
      <text:p text:style-name="P32">Parameters</text:p>
      <table:table table:name="Table6" table:style-name="Table6">
        <table:table-column table:style-name="Table6.A"/>
        <table:table-column table:style-name="Table6.B"/>
        <table:table-row>
          <table:table-cell table:style-name="Table6.A1" office:value-type="string">
            <text:p text:style-name="P53">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115" text:outline-level="3">void *ztaFreeSharedMem(void *p)</text:h>
      <text:p text:style-name="P71">Free memory block allocated by ztaAllocSharedMem.</text:p>
      <text:p text:style-name="P30"/>
      <text:p text:style-name="P32">Parameters</text:p>
      <table:table table:name="Table8" table:style-name="Table8">
        <table:table-column table:style-name="Table8.A"/>
        <table:table-column table:style-name="Table8.B"/>
        <table:table-row>
          <table:table-cell table:style-name="Table8.A1" office:value-type="string">
            <text:p text:style-name="P53">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115" text:outline-level="3">void *ztaBuildSpuBundle(int numSpuImg,...) </text:h>
      <text:p text:style-name="Text_20_body">This function builds the lookup table to perform tensor data-remapping functions as described in 2.3.13.</text:p>
      <text:p text:style-name="Text_20_body"><text:soft-page-break/>As tensors are copied betwe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 remapping.</text:p>
      <text:p text:style-name="Text_20_body"/>
      <text:p text:style-name="P32">Parameters</text:p>
      <table:table table:name="Table9" table:style-name="Table9">
        <table:table-column table:style-name="Table9.A"/>
        <table:table-column table:style-name="Table9.B"/>
        <table:table-row>
          <table:table-cell table:style-name="Table9.A1" office:value-type="string">
            <text:p text:style-name="P53">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53">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53">pparm</text:p>
          </table:table-cell>
          <table:table-cell table:style-name="Table9.B2" office:value-type="string">
            <text:p text:style-name="P5">Parameter to be passed to remap_func</text:p>
          </table:table-cell>
        </table:table-row>
        <table:table-row>
          <table:table-cell table:style-name="Table9.A2" office:value-type="string">
            <text:p text:style-name="P53">parm</text:p>
          </table:table-cell>
          <table:table-cell table:style-name="Table9.B2" office:value-type="string">
            <text:p text:style-name="P5">Parameter to be passed to remap_func</text:p>
          </table:table-cell>
        </table:table-row>
        <table:table-row>
          <table:table-cell table:style-name="Table9.A2" office:value-type="string">
            <text:p text:style-name="P53">parm2</text:p>
          </table:table-cell>
          <table:table-cell table:style-name="Table9.B2" office:value-type="string">
            <text:p text:style-name="P5">Parameter to be passed to remap_func</text:p>
          </table:table-cell>
        </table:table-row>
      </table:table>
      <text:p text:style-name="P9"/>
      <text:p text:style-name="P94">Return value:</text:p>
      <text:p text:style-name="Standard">Pointer to remapping tables.</text:p>
      <text:h text:style-name="P125"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67"/>
      <text:p text:style-name="P67">:</text:p>
      <text:p text:style-name="P67">P = <text:s/>ztaBuildSpuBundle(2,remap1,0,0,0,remap2,0,0,0);</text:p>
      <text:p text:style-name="P91">:</text:p>
      <text:p text:style-name="P91"/>
      <text:p text:style-name="P67">int16_t remap1(int16_t input,void *pparm,uint32_t parm,uint32_t parm2) {</text:p>
      <text:p text:style-name="P67"><text:s text:c="3"/>if(input &lt; 0)</text:p>
      <text:p text:style-name="P67"><text:s text:c="6"/>return 0;</text:p>
      <text:p text:style-name="P67"><text:s text:c="3"/>else</text:p>
      <text:p text:style-name="P67"><text:soft-page-break/><text:s text:c="6"/>return input;</text:p>
      <text:p text:style-name="P67">}</text:p>
      <text:p text:style-name="P67">int16_t remap2(int16_t input,void *pparm,uint32_t parm,uint32_t parm2) {</text:p>
      <text:p text:style-name="P67"><text:s text:c="3"/>if(input &lt; 0)</text:p>
      <text:p text:style-name="P67"><text:s text:c="6"/>return -input;</text:p>
      <text:p text:style-name="P67"><text:s text:c="3"/>else</text:p>
      <text:p text:style-name="P67"><text:s text:c="6"/>return input;</text:p>
      <text:p text:style-name="P67">}</text:p>
      <text:h text:style-name="P115" text:outline-level="3">void ztaInitPcore(uint16_t *_image)</text:h>
      <text:p text:style-name="P71">This function uploads pcore code images to pcore processors.</text:p>
      <text:p text:style-name="P71">This must be done as first step in a tensor program.</text:p>
      <text:p text:style-name="P30"/>
      <text:p text:style-name="P32">Parameters</text:p>
      <table:table table:name="Table10" table:style-name="Table10">
        <table:table-column table:style-name="Table10.A"/>
        <table:table-column table:style-name="Table10.B"/>
        <table:table-row>
          <table:table-cell table:style-name="Table10.A1" office:value-type="string">
            <text:p text:style-name="P53">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41"/>
      <text:p text:style-name="P43">Return value:</text:p>
      <text:p text:style-name="P41">None</text:p>
      <text:p text:style-name="Text_20_body"/>
      <text:h text:style-name="P115"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1">Parameters</text:p>
      <table:table table:name="Table11" table:style-name="Table11">
        <table:table-column table:style-name="Table11.A"/>
        <table:table-column table:style-name="Table11.B"/>
        <table:table-row>
          <table:table-cell table:style-name="Table11.A1" office:value-type="string">
            <text:p text:style-name="P53">_spu</text:p>
          </table:table-cell>
          <table:table-cell table:style-name="Table11.B1" office:value-type="string">
            <text:p text:style-name="P5">data-remap table that is generated by ztaBuildSpuBundle.</text:p>
          </table:table-cell>
        </table:table-row>
      </table:table>
      <text:p text:style-name="P25"/>
      <text:p text:style-name="P75">Return value: </text:p>
      <text:p text:style-name="Text_20_body">None</text:p>
      <text:h text:style-name="Heading_20_3" text:outline-level="3">void ztaJobDone(unsigned int job_id)</text:h>
      <text:p text:style-name="P71">This function is called at the end of tensor program.</text:p>
      <text:p text:style-name="P71">This signals ztachip to send a notification message when tensor program execution has been completed.</text:p>
      <text:p text:style-name="P71"><text:soft-page-break/>ZtaReadResponse as described in 2.5.11 is then called to retrieve the notification message.</text:p>
      <text:p text:style-name="P71"/>
      <text:p text:style-name="P32">Parameters</text:p>
      <table:table table:name="Table13" table:style-name="Table13">
        <table:table-column table:style-name="Table13.A"/>
        <table:table-column table:style-name="Table13.B"/>
        <table:table-row>
          <table:table-cell table:style-name="Table13.A1" office:value-type="string">
            <text:p text:style-name="P53">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76">Return value: </text:p>
      <text:p text:style-name="P47">None</text:p>
      <text:p text:style-name="P46"/>
      <text:h text:style-name="P117" text:outline-level="3">bool ztaReadResponse(uint32_t *resp)</text:h>
      <text:p text:style-name="P74">This function retrieves responses back from ztachip.</text:p>
      <text:p text:style-name="P74">ztachip sends a notification message to host at the completion of a tensor program as indicated by ztaJobDone</text:p>
      <text:p text:style-name="P74"/>
      <text:p text:style-name="P32">Parameters</text:p>
      <table:table table:name="Table12" table:style-name="Table12">
        <table:table-column table:style-name="Table12.A"/>
        <table:table-column table:style-name="Table12.B"/>
        <table:table-row>
          <table:table-cell table:style-name="Table12.A1" office:value-type="string">
            <text:p text:style-name="P53">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30"/>
      <text:p text:style-name="P32">Return value:</text:p>
      <text:p text:style-name="P30">true if there is a message available, false otherwise.</text:p>
      <text:p text:style-name="P71"/>
      <text:p text:style-name="P71"/>
      <text:h text:style-name="P104" text:outline-level="1">-PCORE PROGRAMS</text:h>
      <text:p text:style-name="P95"/>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is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is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 contain multiple operations. </text:p>
      <text:h text:style-name="Heading_20_2" text:outline-level="2">VLIW instructions</text:h>
      <text:p text:style-name="Text_20_body">PCORE processor has a VLIW architecture. Each instruction can perform up to 3 operations:</text:p>
      <text:list xml:id="list4622736816242348225" text:style-name="L6">
        <text:list-item>
          <text:p text:style-name="P129">vector operations</text:p>
        </text:list-item>
        <text:list-item>
          <text:p text:style-name="P129">scalar operations</text:p>
        </text:list-item>
        <text:list-item>
          <text:p text:style-name="P129">control operations</text:p>
        </text:list-item>
      </text:list>
      <text:h text:style-name="Heading_20_3" text:outline-level="3">vector operations</text:h>
      <text:p text:style-name="Text_20_body">Vector operations are executed in the vector ALU units.<text:line-break/>Implement operations such as </text:p>
      <text:list xml:id="list4198057198521199077" text:style-name="L7">
        <text:list-item>
          <text:p text:style-name="P130">FMA</text:p>
        </text:list-item>
        <text:list-item>
          <text:p text:style-name="P130"><text:soft-page-break/>FMS</text:p>
        </text:list-item>
        <text:list-item>
          <text:p text:style-name="P130">ADD</text:p>
        </text:list-item>
        <text:list-item>
          <text:p text:style-name="P130">SUBTRACT</text:p>
        </text:list-item>
        <text:list-item>
          <text:p text:style-name="P130">MULTIPLY</text:p>
        </text:list-item>
        <text:list-item>
          <text:p text:style-name="P130">SHIFT</text:p>
        </text:list-item>
        <text:list-item>
          <text:p text:style-name="P130">COMPARISON</text:p>
        </text:list-item>
      </text:list>
      <text:p text:style-name="Text_20_body"/>
      <text:p text:style-name="Text_20_body">Each operators have the following mode of memory addressing mode</text:p>
      <text:list xml:id="list676391395667738557" text:style-name="L8">
        <text:list-item>
          <text:p text:style-name="P131">Addressing via pointer+index</text:p>
        </text:list-item>
        <text:list-item>
          <text:p text:style-name="P131">Addressing via pointer</text:p>
        </text:list-item>
        <text:list-item>
          <text:p text:style-name="P131">Addressing shared memory</text:p>
        </text:list-item>
        <text:list-item>
          <text:p text:style-name="P131">Addressing private memory</text:p>
        </text:list-item>
        <text:list-item>
          <text:p text:style-name="P131">Addressing shared memory + index</text:p>
        </text:list-item>
        <text:list-item>
          <text:p text:style-name="P131">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65">vint16 vector_math::x;</text:p>
      <text:p text:style-name="P65">vint16 vector_math::y;</text:p>
      <text:p text:style-name="P65">vint16 vector_math::z;</text:p>
      <text:p text:style-name="P65"><text:line-break/>// Tensor operator for vector addition<text:line-break/>_kernel_ void vector_math::add() <text:line-break/>{<text:line-break/> <text:s text:c="3"/>z=x+y;<text:line-break/>}</text:p>
      <text:p text:style-name="P65">//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65"><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bit or 16-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bit or 16-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n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65"/>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65">int16 my_private_variable[4][16];</text:p>
      <text:p text:style-name="Text_20_body">Example below shows how tensor program can set values to this tensor.</text:p>
      <text:p text:style-name="P65">&gt;PCORE(4)[0:3].THREAD[0:15].myclass::my_private_variable &lt;= DDR(p)[0:63];</text:p>
      <text:p text:style-name="P65"/>
      <text:p text:style-name="P94">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65">int16 my_private_variable[4][16][8];</text:p>
      <text:p text:style-name="Text_20_body">Example below shows how tensor program can set values to this tensor.</text:p>
      <text:p text:style-name="P65">&gt;PCORE(4)[0:3].THREAD[0:15].myclass::my_private_variable[0:7] &lt;= DDR(p)[0:511];</text:p>
      <text:p text:style-name="P65"/>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65">int16 my_shared_variable[4];</text:p>
      <text:p text:style-name="Text_20_body">Example below shows how tensor program can set values to this tensor.</text:p>
      <text:p text:style-name="P65">&gt;PCORE(4)[0:3].myclass::my_shared_variable &lt;= DDR(p)[0:3];</text:p>
      <text:p text:style-name="P92"/>
      <text:p text:style-name="P94">Example2:</text:p>
      <text:p text:style-name="P94"/>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65">int16 my_shared_variable[4][8];</text:p>
      <text:p text:style-name="Text_20_body">Example below shows how tensor program can set values to this tensor.</text:p>
      <text:p text:style-name="P65">&gt;PCORE(4)[0:3].myclass::my_shared_variable[0:7] &lt;= DDR(p)[0:31];</text:p>
      <text:p text:style-name="P65"/>
      <text:h text:style-name="Heading_20_4" text:outline-level="4">Parameter variables</text:h>
      <text:p text:style-name="Text_20_body">Tensor operators can have variables as function parameters.</text:p>
      <text:p text:style-name="Text_20_body"/>
      <text:p text:style-name="P76">Example1:</text:p>
      <text:p text:style-name="P66">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is set from tensor program as followed:</text:p>
      <text:p text:style-name="P66">&gt;PCORE(4)[0:3].THREAD[0:15].vector_math::add.x &lt;= DDR(p)[0:63];</text:p>
      <text:p text:style-name="P66"/>
      <text:p text:style-name="Text_20_body"><text:s/><text:span text:style-name="T3">Example2:</text:span></text:p>
      <text:p text:style-name="P66">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66">&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76">Example:</text:p>
      <text:p text:style-name="P66">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65">&gt; vector_add::add.kk &lt;= INT16(2); // Set kk=2</text:p>
      <text:p text:style-name="P76"/>
      <text:p text:style-name="P76"/>
      <text:p text:style-name="Text_20_body"><text:line-break/></text:p>
      <text:p text:style-name="P56"/>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65">&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65">vint16 x,y;</text:p>
      <text:p text:style-name="Text_20_body"><text:line-break/><text:span text:style-name="T14">_VMASK=1; <text:s/>// enables only the first lane of the vector ALU. </text:span></text:p>
      <text:p text:style-name="P65">x=y; <text:s text:c="6"/>// equivalent to x[0]=y[0];</text:p>
      <text:p text:style-name="P65"/>
      <text:p text:style-name="P65">_VMASK=3; <text:s/>// enables the first and second lane of vector ALU.</text:p>
      <text:p text:style-name="P65">x=y; <text:s text:c="6"/>// Equivalent to x[0]=y[0];x[1]=y[1];</text:p>
      <text:p text:style-name="P65"/>
      <text:p text:style-name="P65">_VMASK=-1; // Enable all lanes</text:p>
      <text:p text:style-name="P65">x=y; <text:s text:c="6"/>// Equivalent to x[0]=y[0];x[1]=y[1];...;x[7]=y[7];</text:p>
      <text:p text:style-name="P56"/>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76">Example:</text:p>
      <text:p text:style-name="P65">// Doing element wise comparison of vector v1 and v2</text:p>
      <text:p text:style-name="P65">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GT(v1,v2);</text:p>
      <text:p text:style-name="Text_20_body"><text:span text:style-name="T14">// Set v1 elements to v2 elements if v1 element if greater than v2 element.</text:span><text:line-break/><text:span text:style-name="T14">v1=v2;</text:span></text:p>
      <text:p text:style-name="P65"/>
      <text:p text:style-name="P56"/>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LE(v1,v2);</text:p>
      <text:p text:style-name="Text_20_body"><text:span text:style-name="T14">// Set v1 elements to v2 elements if v1 element if less than or equal to v2 element.</text:span><text:line-break/><text:span text:style-name="T14">v1=v2;</text:span></text:p>
      <text:p text:style-name="P65"/>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LT(v1,v2);</text:p>
      <text:p text:style-name="Text_20_body"><text:span text:style-name="T14">// Set v1 elements to v2 elements if v1 element if less than v2 element.</text:span><text:line-break/><text:span text:style-name="T14">v1=v2;</text:span></text:p>
      <text:p text:style-name="P65"/>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EQ(v1,v2);</text:p>
      <text:p text:style-name="Text_20_body"><text:span text:style-name="T14">// Set v1 elements to v2 elements if v1 element if is equalled to v2 element.</text:span><text:line-break/><text:span text:style-name="T14">v1=v2;</text:span></text:p>
      <text:p text:style-name="P65"/>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NE(v1,v2);</text:p>
      <text:p text:style-name="Text_20_body"><text:span text:style-name="T14">// Set v1 elements to v2 elements if v1 element not equal to v2 element.</text:span><text:line-break/><text:span text:style-name="T14">v1=v2;</text:span><text:line-break/></text:p>
      <text:h text:style-name="Heading_20_2" text:outline-level="2">FLOATING POINT OPERATORS</text:h>
      <text:h text:style-name="Heading_20_3" text:outline-level="3">CONV_FLOAT</text:h>
      <text:p text:style-name="Text_20_body">This function converts a 32-bit accumulator to a 16-bit float number.</text:p>
      <text:p text:style-name="Text_20_body">The generated 16-bit float format is proprietary with the format below</text:p>
      <text:p text:style-name="Text_20_body"><text:span text:style-name="T15">Format: SEEEMMMMMMMMMMMM</text:span></text:p>
      <text:p text:style-name="P135">S: sign bit</text:p>
      <text:p text:style-name="P135">E: 3-bit exponent</text:p>
      <text:p text:style-name="P135">M : 12-bit mantissa</text:p>
      <text:p text:style-name="P135">IF E=0 </text:p>
      <text:p text:style-name="P135"><text:tab/>number = MMMMMMMMMMMM<text:line-break/>ELSE</text:p>
      <text:p text:style-name="P135"><text:tab/>number = 1MMMMMMMMMMMM x 2**(EEE-1)</text:p>
      <text:h text:style-name="P105" text:outline-level="1">-DEBUGGING </text:h>
      <text:p text:style-name="P95"/>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3828379303152098985" text:style-name="L9">
        <text:list-item>
          <text:p text:style-name="P132">Using GDB debugger to pause tensor program just before EXE_LOCKSTEP.</text:p>
        </text:list-item>
        <text:list-item>
          <text:p text:style-name="P132">Inspect appropriate symbols in p-core memory space that represent input to the tensor operators.</text:p>
        </text:list-item>
        <text:list-item>
          <text:p text:style-name="P132">Using GDB debugger to step over EXE_LOCKSTEP. </text:p>
        </text:list-item>
        <text:list-item>
          <text:p text:style-name="P132">Now inspect appropriate symbols in p-core memory space that represent output from tensor operators.</text:p>
        </text:list-item>
      </text:list>
      <text:p text:style-name="Text_20_body"><text:s text:c="2"/></text:p>
      <text:h text:style-name="P105" text:outline-level="1">-BUILD PROCEDURES</text:h>
      <text:p text:style-name="P95"/>
      <text:p text:style-name="P72"/>
      <text:p text:style-name="P72">For each acceleration function, there are 2 files to be built: a tensor program and a pcore program.</text:p>
      <text:p text:style-name="P72">Tensor program has suffix *.m</text:p>
      <text:p text:style-name="P72">pcore program has suffix *.p</text:p>
      <text:p text:style-name="P72">ztachip/SW/compiler/compiler is used to compile tensor programs and pcore programs.</text:p>
      <text:h text:style-name="P108" text:outline-level="2">Example</text:h>
      <text:p text:style-name="P72">In example below, we would like to build a ztachip acceleration function implemented in example.m and example.p</text:p>
      <text:list xml:id="list4398063083082069752" text:style-name="L10">
        <text:list-item>
          <text:p text:style-name="P133">Using ztachip compiler to translate tensor instructions embedded in tensor program example.m <text:s/>to special binary code. The generated file is example.m.c</text:p>
        </text:list-item>
        <text:list-item>
          <text:p text:style-name="P133">Using ztachip compiler to compile pcore program example.p. The generated file is example.p.img. This file is then being included in the tensor program.</text:p>
        </text:list-item>
        <text:list-item>
          <text:p text:style-name="P133">Compiles example.m.c using host (RISCV) C/C++ compiler.</text:p>
        </text:list-item>
        <text:list-item>
          <text:p text:style-name="P133"/>
        </text:list-item>
      </text:list>
      <text:p text:style-name="P72">For more details about build procedure, reference ztachip/SW/makefile.kernels </text:p>
      <text:p text:style-name="P55"/>
      <text:h text:style-name="P103" text:outline-level="1">-EXAMPLES</text:h>
      <text:p text:style-name="P95"/>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55"/>
      <text:h text:style-name="Heading_20_2" text:outline-level="2">Basic example</text:h>
      <text:p text:style-name="P63">Example below is a simple vector addition example. It simply takes 2 vectors x and y from external memory and perform vector addition x+y before saving the result that is tensor z to external memory.</text:p>
      <text:p text:style-name="P63">There are 2 components: </text:p>
      <text:list xml:id="list6201223794781394989" text:style-name="L11">
        <text:list-item>
          <text:p text:style-name="P134">tensor program implemented in example.m</text:p>
        </text:list-item>
        <text:list-item>
          <text:p text:style-name="P134">pcore program implemented in example.p</text:p>
        </text:list-item>
      </text:list>
      <text:h text:style-name="Heading_20_3" text:outline-level="3">Tensor program code (example.m)</text:h>
      <text:p text:style-name="Text_20_body"/>
      <text:p text:style-name="P68">// This file contains the pcore binary image generated when example.p being compiled.</text:p>
      <text:p text:style-name="P68">#include “example.p.img” </text:p>
      <text:p text:style-name="P68"/>
      <text:p text:style-name="P68">void do_vector_add(int16_t *x,int16_t *y,int16_t *z,int len) {</text:p>
      <text:p text:style-name="P68"><text:s text:c="3"/>uint32_t resp;</text:p>
      <text:p text:style-name="P68"><text:s text:c="3"/>// Load pcore binary image </text:p>
      <text:p text:style-name="P68"><text:s text:c="3"/>ztaInitPcore(zta_pcore_img);</text:p>
      <text:p text:style-name="P68"><text:s text:c="3"/>for(i=0;i &lt; len;i += 512) {</text:p>
      <text:p text:style-name="P68"><text:s text:c="6"/>// Load x tensor from DDR memory to pcore memory space</text:p>
      <text:p text:style-name="P68"><text:s text:c="6"/>&gt;DTYPE(INT16)PCORE(4)[0:3].THREAD[0:15].example::x[0:7] &lt;= DTYPE(INT16)DDR(x,len)[i:i+511];</text:p>
      <text:p text:style-name="P68"><text:s text:c="6"/>// Load y tensor from DDR memory to pcore memory space</text:p>
      <text:p text:style-name="P68"><text:s text:c="6"/>&gt;DTYPE(INT16)PCORE(4)[0:3].THREAD[0:15].example::y[0:7] &lt;= DTYPE(INT16)DDR(y,len)[i:i+511];</text:p>
      <text:p text:style-name="P68"><text:s text:c="6"/>// Execute tensor operator example::add</text:p>
      <text:p text:style-name="P68"><text:s text:c="6"/>&gt;EXE_LOCKSTEP(example::add);</text:p>
      <text:p text:style-name="P68"><text:s text:c="6"/>// Save result tensor z from pcore memory space to DDR memory.</text:p>
      <text:p text:style-name="P68"><text:s text:c="6"/>DTYPE(INT16)DDR(z,len)[i:i+511] &lt;= DTYPE(INT16)PCORE(4)[0:3].THREAD[0:15].example::z[0:7];</text:p>
      <text:p text:style-name="P68"><text:s text:c="3"/>}</text:p>
      <text:p text:style-name="P68"><text:s text:c="3"/>// The job is all submitted at this point but not necessarily executed yet.</text:p>
      <text:p text:style-name="P68"><text:s text:c="3"/>ztaJobDone(0);</text:p>
      <text:p text:style-name="P68"><text:s text:c="3"/>// Wait for ztachip to indicate that the execution is completed.</text:p>
      <text:p text:style-name="P68"><text:s text:c="3"/>while(!ztaReadResponse(&amp;resp));</text:p>
      <text:p text:style-name="P68">}</text:p>
      <text:p text:style-name="P79"/>
      <text:p text:style-name="P57"/>
      <text:h text:style-name="Heading_20_3" text:outline-level="3">pcore program code (example.p)</text:h>
      <text:p text:style-name="Text_20_body"/>
      <text:p text:style-name="P68">// Declare class</text:p>
      <text:p text:style-name="P68">class example;</text:p>
      <text:p text:style-name="P68">// x tensor allocated in pcore private memory space</text:p>
      <text:p text:style-name="P68">vint16_t example::x;</text:p>
      <text:p text:style-name="P68">// y tensor allocated in pcore private memory space</text:p>
      <text:p text:style-name="P68">vint16_t example::y;</text:p>
      <text:p text:style-name="P68">// z tensor allocated in pcore private memory space </text:p>
      <text:p text:style-name="P68">vint16_t example::z;</text:p>
      <text:p text:style-name="P68"/>
      <text:p text:style-name="P68">// Tensor operator for vector addition</text:p>
      <text:p text:style-name="P68">_kernel_ void example::add() {</text:p>
      <text:p text:style-name="P68"><text:s text:c="3"/>z=x+y;</text:p>
      <text:p text:style-name="P68">}</text:p>
      <text:p text:style-name="P49"/>
      <text:p text:style-name="P48"/>
      <text:p text:style-name="P78"/>
      <text:h text:style-name="P110" text:outline-level="2">Example running dual tensor-threads</text:h>
      <text:p text:style-name="Text_20_body">This example also performs vector addition like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63">There are 2 components: </text:p>
      <text:list xml:id="list41411800" text:continue-numbering="true" text:style-name="L11">
        <text:list-item>
          <text:p text:style-name="P134">tensor program implemented in example.m</text:p>
        </text:list-item>
        <text:list-item>
          <text:p text:style-name="P134">pcore program implemented in example.p</text:p>
        </text:list-item>
      </text:list>
      <text:p text:style-name="P63"/>
      <text:h text:style-name="Heading_20_3" text:outline-level="3">example.m</text:h>
      <text:p text:style-name="P68">// This file contains the pcore binary image generated when example.p being compiled.</text:p>
      <text:p text:style-name="P68">#include “example.p.img” </text:p>
      <text:p text:style-name="P68"/>
      <text:p text:style-name="P68">typedef struct {</text:p>
      <text:p text:style-name="P68"><text:s text:c="3"/>int16_t *x;</text:p>
      <text:p text:style-name="P68"><text:s text:c="3"/>int16_t *y;</text:p>
      <text:p text:style-name="P68"><text:s text:c="3"/>int16_t *z;</text:p>
      <text:p text:style-name="P68"><text:s text:c="3"/>int len;</text:p>
      <text:p text:style-name="P68">} REQUEST; </text:p>
      <text:p text:style-name="P68"/>
      <text:p text:style-name="P68">void do_vector_add(int16_t *x,int16_t *y,int16_t *z,int len) {</text:p>
      <text:p text:style-name="P68"><text:s text:c="3"/>REQUEST req = {x,y,z,len};</text:p>
      <text:p text:style-name="P68"><text:s text:c="3"/>// Load pcore binary image</text:p>
      <text:p text:style-name="P68"><text:s text:c="3"/>ztaInitPcore(zta_pcore_img);</text:p>
      <text:p text:style-name="P93"><text:s text:c="3"/>// Launch dual threads with each emitting tensor instructions to one of the 2 tensor-threads</text:p>
      <text:p text:style-name="P68"><text:s text:c="3"/>ztaDualHartExecute(thread_entry_point,&amp;req);</text:p>
      <text:p text:style-name="P68"><text:s text:c="3"/>// The job is all submitted at this point but not necessarily executed yet.</text:p>
      <text:p text:style-name="P68"><text:s text:c="3"/>ztaJobDone(_req_id);</text:p>
      <text:p text:style-name="P68"><text:s text:c="3"/>// Wait for ztachip to indicate that the execution is completed.</text:p>
      <text:p text:style-name="P68"><text:s text:c="3"/>while(!ztaReadResponse(&amp;resp));</text:p>
      <text:p text:style-name="P68">}</text:p>
      <text:p text:style-name="P68"/>
      <text:p text:style-name="P68">// Thread entry function. We have 2 threads matching the 2 tensor threads.</text:p>
      <text:p text:style-name="P68">void thread_entry_point(void *p,int pid) {</text:p>
      <text:p text:style-name="P68"><text:s text:c="3"/>REQUEST *req=(REQUEST *)p;</text:p>
      <text:p text:style-name="P68"><text:s text:c="3"/>// First thread takes the first half of vector, second thread takes bottom half</text:p>
      <text:p text:style-name="P68"><text:soft-page-break/><text:s text:c="3"/>for(i=(pid==0)?0:req-&gt;len/2;i &lt; (pid==0)?req-&gt;len/2:req-&gt;len;i += 512) {</text:p>
      <text:p text:style-name="P68"><text:s text:c="6"/>// Load x,y tensors from DDR memory to pcore memory space</text:p>
      <text:p text:style-name="P68"><text:s text:c="6"/>&gt;DTYPE(INT16)PCORE(4)[0:3].THREAD[0:15].example::x[0:7] &lt;= DTYPE(INT16)DDR(x)[i:i+511];</text:p>
      <text:p text:style-name="P68"><text:s text:c="6"/>&gt;DTYPE(INT16)PCORE(4)[0:3].THREAD[0:15].example::y[0:7] &lt;= DTYPE(INT16)DDR(y)[i:i+511];</text:p>
      <text:p text:style-name="P68"><text:s text:c="6"/>// Execute tensor operator example::add</text:p>
      <text:p text:style-name="P68"><text:s text:c="6"/>&gt;EXE_LOCKSTEP(example::add);</text:p>
      <text:p text:style-name="P68"><text:s text:c="6"/>// Yield control for the other thread to take control</text:p>
      <text:p text:style-name="P68"><text:s text:c="6"/>ztaTaskYield();</text:p>
      <text:p text:style-name="P68"><text:s text:c="6"/>// Save result tensor z from pcore memory space to DDR memory. </text:p>
      <text:p text:style-name="P68"><text:s text:c="6"/>// First thread saves first half of vector result, second thread saves bottom half of vector result</text:p>
      <text:p text:style-name="P68"><text:s text:c="6"/>&gt;DTYPE(INT16)DDR(z,(pid==0)?req-&gt;len/2:req-&gt;len)[i:i+511] &lt;= </text:p>
      <text:p text:style-name="P68"><text:s text:c="6"/>&gt;DTYPE(INT16)PCORE(4)[0:3].THREAD[0:15].example::z[0:7];</text:p>
      <text:p text:style-name="P68"><text:s text:c="3"/>}</text:p>
      <text:p text:style-name="P68">}</text:p>
      <text:p text:style-name="P68"/>
      <text:h text:style-name="Heading_20_3" text:outline-level="3">pcore program code (example.p)</text:h>
      <text:p text:style-name="Text_20_body"/>
      <text:p text:style-name="P68">// Declare class</text:p>
      <text:p text:style-name="P68">class example;</text:p>
      <text:p text:style-name="P68">// x tensor allocated in pcore private memory space</text:p>
      <text:p text:style-name="P68">vint16_t example::x;</text:p>
      <text:p text:style-name="P68">// y tensor allocated in pcore private memory space</text:p>
      <text:p text:style-name="P68">vint16_t example::y;</text:p>
      <text:p text:style-name="P68">// z tensor allocated in pcore private memory space </text:p>
      <text:p text:style-name="P68">vint16_t example::z;</text:p>
      <text:p text:style-name="P68"/>
      <text:p text:style-name="P68">// Tensor operator for vector addition</text:p>
      <text:p text:style-name="P68">_kernel_ void example::add() {</text:p>
      <text:p text:style-name="P68"><text:s text:c="3"/>z=x+y;</text:p>
      <text:p text:style-name="P68">}</text:p>
      <text:p text:style-name="P50"><text:line-break/></text:p>
      <text:h text:style-name="P110" text:outline-level="2">Example of using tensor data-remap function.</text:h>
      <text:p text:style-name="Text_20_body"/>
      <text:p text:style-name="Text_20_body">This example also performs vector addition like previous examples. However, we also divide the result by 3. The division step is performed by tensor data-remapping. </text:p>
      <text:h text:style-name="Heading_20_3" text:outline-level="3">Tensor program code (example.m)</text:h>
      <text:p text:style-name="Text_20_body"/>
      <text:p text:style-name="P68">// This file contains the pcore binary image generated when example.p being compiled.</text:p>
      <text:p text:style-name="P68">#include “example.p.img” </text:p>
      <text:p text:style-name="P68"/>
      <text:p text:style-name="P68">// Remap function. Divide input by 2</text:p>
      <text:p text:style-name="P68">int16_t remap_func(int16_t in,void *,uint32_t,uint32_t) {</text:p>
      <text:p text:style-name="P68"><text:s text:c="3"/>return in/3;</text:p>
      <text:p text:style-name="P68">}</text:p>
      <text:p text:style-name="P68"/>
      <text:p text:style-name="P68">void do_vector_add(int16_t *x,int16_t *y,int16_t *z,int len) {</text:p>
      <text:p text:style-name="P68"><text:s text:c="3"/>uint32_t resp;</text:p>
      <text:p text:style-name="P68"><text:s text:c="3"/>void *lookup;</text:p>
      <text:p text:style-name="P68"><text:s text:c="3"/>// Load pcore binary image </text:p>
      <text:p text:style-name="P68"><text:s text:c="3"/>ztaInitPcore(zta_pcore_img);</text:p>
      <text:p text:style-name="P68"><text:s text:c="3"/>// Build lookup table </text:p>
      <text:p text:style-name="P93"><text:s text:c="3"/>lookup=ztaBuildSpuBundle(1,remap_func,0,0,0);</text:p>
      <text:p text:style-name="P93"><text:s text:c="3"/>// Load lookup table</text:p>
      <text:p text:style-name="P93"><text:s text:c="3"/>ztaInitStream(lookup);</text:p>
      <text:p text:style-name="P93"/>
      <text:p text:style-name="P68"><text:s text:c="3"/>for(i=0;i &lt; len;i += 512) {</text:p>
      <text:p text:style-name="P68"><text:s text:c="6"/>// Load x tensor from DDR memory to pcore memory space</text:p>
      <text:p text:style-name="P68"><text:s text:c="6"/>&gt;DTYPE(INT16)PCORE(4)[0:3].THREAD[0:15].example::x[0:7] &lt;= DTYPE(INT16)DDR(x,len)[i:i+511];</text:p>
      <text:p text:style-name="P68"><text:s text:c="6"/>// Load y tensor from DDR memory to pcore memory space</text:p>
      <text:p text:style-name="P68"><text:s text:c="6"/>&gt;DTYPE(INT16)PCORE(4)[0:3].THREAD[0:15].example::y[0:7] &lt;= DTYPE(INT16)DDR(y,len)[i:i+511];</text:p>
      <text:p text:style-name="P68"><text:s text:c="6"/>// Execute tensor operator example::add</text:p>
      <text:p text:style-name="P68"><text:s text:c="6"/>&gt;EXE_LOCKSTEP(example::add);</text:p>
      <text:p text:style-name="P68"><text:s text:c="6"/>// Save result tensor z from pcore memory space to DDR memory.</text:p>
      <text:p text:style-name="P68"><text:s text:c="6"/>// Also performing data-remapping of the result using REMAP directive.</text:p>
      <text:p text:style-name="P68"><text:s text:c="6"/>DTYPE(INT16)DDR(z,len)[i:i+511] &lt;= REMAP(0)DTYPE(INT16)PCORE(4)[0:3].THREAD[0:15].example::z[0:7];</text:p>
      <text:p text:style-name="P68"><text:s text:c="3"/>}</text:p>
      <text:p text:style-name="P68"><text:s text:c="3"/>// The job is all submitted at this point but not necessarily executed yet.</text:p>
      <text:p text:style-name="P68"><text:s text:c="3"/>ztaJobDone(0);</text:p>
      <text:p text:style-name="P68"><text:soft-page-break/><text:s text:c="3"/>// Wait for ztachip to indicate that the execution is completed.</text:p>
      <text:p text:style-name="P68"><text:s text:c="3"/>while(!ztaReadResponse(&amp;resp));</text:p>
      <text:p text:style-name="P68"><text:s text:c="3"/>ztaFreeSharedMem(lookup);</text:p>
      <text:p text:style-name="P68">}</text:p>
      <text:p text:style-name="P68"/>
      <text:h text:style-name="Heading_20_3" text:outline-level="3">pcore program code (example.p)</text:h>
      <text:p text:style-name="Text_20_body"/>
      <text:p text:style-name="P68">// Declare class</text:p>
      <text:p text:style-name="P68">class example;</text:p>
      <text:p text:style-name="P68">// x tensor allocated in pcore private memory space</text:p>
      <text:p text:style-name="P68">vint16_t example::x;</text:p>
      <text:p text:style-name="P68">// y tensor allocated in pcore private memory space</text:p>
      <text:p text:style-name="P68">vint16_t example::y;</text:p>
      <text:p text:style-name="P68">// z tensor allocated in pcore private memory space </text:p>
      <text:p text:style-name="P68">vint16_t example::z;</text:p>
      <text:p text:style-name="P68"/>
      <text:p text:style-name="P68">// Tensor operator for vector addition</text:p>
      <text:p text:style-name="P68">_kernel_ void example::add() {</text:p>
      <text:p text:style-name="P68"><text:s text:c="3"/>z=x+y;</text:p>
      <text:p text:style-name="P68">}</text:p>
      <text:p text:style-name="P68"/>
      <text:h text:style-name="P110"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6-02-01T21:13:59.92</dc:date>
    <dc:creator>vuong nguyen</dc:creator>
    <meta:editing-duration>P8DT4H30M41S</meta:editing-duration>
    <meta:editing-cycles>225</meta:editing-cycles>
    <meta:generator>OpenOffice/4.1.16$Win32 OpenOffice.org_project/4116m3$Build-9816</meta:generator>
    <meta:document-statistic meta:table-count="18" meta:image-count="0" meta:object-count="0" meta:page-count="59" meta:paragraph-count="1306" meta:word-count="10174" meta:character-count="72048"/>
  </office:meta>
</office:document-meta>
</file>